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29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21.872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61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3.54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none" fo:border-left="0.99pt solid #000000" fo:border-right="none" fo:border-top="none"/>
    </style:style>
    <style:style style:name="ce9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3" style:family="table-cell" style:parent-style-name="Pivot_20_Table_20_Category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none" fo:border-right="none" fo:border-top="none"/>
    </style:style>
    <style:style style:name="ce16" style:family="table-cell" style:parent-style-name="Default" style:data-style-name="N11"/>
    <style:style style:name="ce17" style:family="table-cell" style:parent-style-name="Pivot_20_Table_20_Corner">
      <style:table-cell-properties fo:border-bottom="none" fo:border-left="none" fo:border-right="none" fo:border-top="2.01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2.01pt solid #000000" fo:border-left="none" fo:border-right="0.99pt solid #000000" fo:border-top="none"/>
    </style:style>
    <style:style style:name="ce2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2" style:family="table-cell" style:parent-style-name="Pivot_20_Table_20_Category">
      <style:table-cell-properties fo:border-bottom="none" fo:border-left="none" fo:border-right="2.01pt solid #000000" fo:border-top="none"/>
    </style:style>
    <style:style style:name="ce23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>
      <style:table-cell-properties fo:border-bottom="none" fo:border-left="none" fo:border-right="2.01pt solid #000000" fo:border-top="none"/>
    </style:style>
    <style:style style:name="ce26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Loop</text:p>
          </table:table-cell>
          <table:table-cell office:value-type="string">
            <text:p>ItemPath</text:p>
          </table:table-cell>
          <table:table-cell office:value-type="string">
            <text:p>TotalTime</text:p>
          </table:table-cell>
          <table:table-cell office:value-type="string">
            <text:p>WriteTime</text:p>
          </table:table-cell>
          <table:table-cell office:value-type="string">
            <text:p>Parsing</text:p>
          </table:table-cell>
        </table:table-row>
        <table:table-row table:style-name="ro1">
          <table:table-cell office:value-type="string">
            <text:p>w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89.635986328">
            <text:p>289.635986328</text:p>
          </table:table-cell>
          <table:table-cell office:value-type="float" office:value="47.4438476562">
            <text:p>47.4438476562</text:p>
          </table:table-cell>
          <table:table-cell table:formula="of:=[.E2]-[.F2]" office:value-type="float" office:value="242.1921386718">
            <text:p>242.192138671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.83422851562">
            <text:p>2.8342285156</text:p>
          </table:table-cell>
          <table:table-cell office:value-type="float" office:value="0.160888671875">
            <text:p>0.1608886719</text:p>
          </table:table-cell>
          <table:table-cell table:formula="of:=[.E3]-[.F3]" office:value-type="float" office:value="2.673339843745">
            <text:p>2.6733398437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10.287109375">
            <text:p>10.287109375</text:p>
          </table:table-cell>
          <table:table-cell office:value-type="float" office:value="6.66088867188">
            <text:p>6.6608886719</text:p>
          </table:table-cell>
          <table:table-cell table:formula="of:=[.E4]-[.F4]" office:value-type="float" office:value="3.62622070312">
            <text:p>3.6262207031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2.7568359375">
            <text:p>2.7568359375</text:p>
          </table:table-cell>
          <table:table-cell office:value-type="float" office:value="0.119873046875">
            <text:p>0.1198730469</text:p>
          </table:table-cell>
          <table:table-cell table:formula="of:=[.E5]-[.F5]" office:value-type="float" office:value="2.636962890625">
            <text:p>2.6369628906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/GEORGIA workload: /home/phiri/Projects/masters/random/workload1/w1 </text:p>
          </table:table-cell>
          <table:table-cell office:value-type="float" office:value="3.28393554688">
            <text:p>3.2839355469</text:p>
          </table:table-cell>
          <table:table-cell office:value-type="float" office:value="0.120849609375">
            <text:p>0.1208496094</text:p>
          </table:table-cell>
          <table:table-cell table:formula="of:=[.E6]-[.F6]" office:value-type="float" office:value="3.163085937505">
            <text:p>3.1630859375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98.123046875">
            <text:p>98.123046875</text:p>
          </table:table-cell>
          <table:table-cell office:value-type="float" office:value="95.423828125">
            <text:p>95.423828125</text:p>
          </table:table-cell>
          <table:table-cell table:formula="of:=[.E7]-[.F7]" office:value-type="float" office:value="2.69921875">
            <text:p>2.69921875</text:p>
          </table:table-cell>
        </table:table-row>
        <table:table-row table:style-name="ro1">
          <table:table-cell office:value-type="string">
            <text:p>w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2.966796875">
            <text:p>2.966796875</text:p>
          </table:table-cell>
          <table:table-cell office:value-type="float" office:value="0.135009765625">
            <text:p>0.1350097656</text:p>
          </table:table-cell>
          <table:table-cell table:formula="of:=[.E8]-[.F8]" office:value-type="float" office:value="2.831787109375">
            <text:p>2.8317871094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2.93994140625">
            <text:p>2.9399414063</text:p>
          </table:table-cell>
          <table:table-cell office:value-type="float" office:value="0.199951171875">
            <text:p>0.1999511719</text:p>
          </table:table-cell>
          <table:table-cell table:formula="of:=[.E9]-[.F9]" office:value-type="float" office:value="2.739990234375">
            <text:p>2.7399902344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7.30102539062">
            <text:p>7.3010253906</text:p>
          </table:table-cell>
          <table:table-cell office:value-type="float" office:value="0.135986328125">
            <text:p>0.1359863281</text:p>
          </table:table-cell>
          <table:table-cell table:formula="of:=[.E10]-[.F10]" office:value-type="float" office:value="7.165039062495">
            <text:p>7.1650390625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/GEORGIA/2007 workload: /home/phiri/Projects/masters/random/workload2/w1 </text:p>
          </table:table-cell>
          <table:table-cell office:value-type="float" office:value="3.38403320312">
            <text:p>3.3840332031</text:p>
          </table:table-cell>
          <table:table-cell office:value-type="float" office:value="0.1259765625">
            <text:p>0.1259765625</text:p>
          </table:table-cell>
          <table:table-cell table:formula="of:=[.E11]-[.F11]" office:value-type="float" office:value="3.25805664062">
            <text:p>3.2580566406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100.7890625">
            <text:p>100.7890625</text:p>
          </table:table-cell>
          <table:table-cell office:value-type="float" office:value="87.2390136719">
            <text:p>87.2390136719</text:p>
          </table:table-cell>
          <table:table-cell table:formula="of:=[.E12]-[.F12]" office:value-type="float" office:value="13.5500488281">
            <text:p>13.5500488281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3.0341796875">
            <text:p>3.0341796875</text:p>
          </table:table-cell>
          <table:table-cell office:value-type="float" office:value="0.13623046875">
            <text:p>0.1362304688</text:p>
          </table:table-cell>
          <table:table-cell table:formula="of:=[.E13]-[.F13]" office:value-type="float" office:value="2.89794921875">
            <text:p>2.8979492188</text:p>
          </table:table-cell>
        </table:table-row>
        <table:table-row table:style-name="ro1">
          <table:table-cell office:value-type="string">
            <text:p>w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3.1982421875">
            <text:p>3.1982421875</text:p>
          </table:table-cell>
          <table:table-cell office:value-type="float" office:value="0.14404296875">
            <text:p>0.1440429688</text:p>
          </table:table-cell>
          <table:table-cell table:formula="of:=[.E14]-[.F14]" office:value-type="float" office:value="3.05419921875">
            <text:p>3.05419921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7.42602539062">
            <text:p>7.4260253906</text:p>
          </table:table-cell>
          <table:table-cell office:value-type="float" office:value="0.126220703125">
            <text:p>0.1262207031</text:p>
          </table:table-cell>
          <table:table-cell table:formula="of:=[.E15]-[.F15]" office:value-type="float" office:value="7.299804687495">
            <text:p>7.2998046875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/GEORGIA/2007/b workload: /home/phiri/Projects/masters/random/workload3/w1 </text:p>
          </table:table-cell>
          <table:table-cell office:value-type="float" office:value="2.82983398438">
            <text:p>2.8298339844</text:p>
          </table:table-cell>
          <table:table-cell office:value-type="float" office:value="0.14208984375">
            <text:p>0.1420898438</text:p>
          </table:table-cell>
          <table:table-cell table:formula="of:=[.E16]-[.F16]" office:value-type="float" office:value="2.68774414063">
            <text:p>2.6877441406</text:p>
          </table:table-cell>
        </table:table-row>
        <table:table-row table:style-name="ro1">
          <table:table-cell office:value-type="string">
            <text:p>w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53.6611328125">
            <text:p>53.6611328125</text:p>
          </table:table-cell>
          <table:table-cell office:value-type="float" office:value="50.95703125">
            <text:p>50.95703125</text:p>
          </table:table-cell>
          <table:table-cell table:formula="of:=[.E17]-[.F17]" office:value-type="float" office:value="2.7041015625">
            <text:p>2.7041015625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787109375">
            <text:p>2.787109375</text:p>
          </table:table-cell>
          <table:table-cell office:value-type="float" office:value="0.119873046875">
            <text:p>0.1198730469</text:p>
          </table:table-cell>
          <table:table-cell table:formula="of:=[.E18]-[.F18]" office:value-type="float" office:value="2.667236328125">
            <text:p>2.6672363281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9140625">
            <text:p>2.9140625</text:p>
          </table:table-cell>
          <table:table-cell office:value-type="float" office:value="0.13720703125">
            <text:p>0.1372070313</text:p>
          </table:table-cell>
          <table:table-cell table:formula="of:=[.E19]-[.F19]" office:value-type="float" office:value="2.77685546875">
            <text:p>2.7768554688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14.2758789062">
            <text:p>14.2758789062</text:p>
          </table:table-cell>
          <table:table-cell office:value-type="float" office:value="0.132080078125">
            <text:p>0.1320800781</text:p>
          </table:table-cell>
          <table:table-cell table:formula="of:=[.E20]-[.F20]" office:value-type="float" office:value="14.143798828075">
            <text:p>14.1437988281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2/GEORGIA workload: /home/phiri/Projects/masters/random/workload1/w2 </text:p>
          </table:table-cell>
          <table:table-cell office:value-type="float" office:value="2.79711914062">
            <text:p>2.7971191406</text:p>
          </table:table-cell>
          <table:table-cell office:value-type="float" office:value="0.1201171875">
            <text:p>0.1201171875</text:p>
          </table:table-cell>
          <table:table-cell table:formula="of:=[.E21]-[.F21]" office:value-type="float" office:value="2.67700195312">
            <text:p>2.6770019531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90.0051269531">
            <text:p>90.0051269531</text:p>
          </table:table-cell>
          <table:table-cell office:value-type="float" office:value="87.29296875">
            <text:p>87.29296875</text:p>
          </table:table-cell>
          <table:table-cell table:formula="of:=[.E22]-[.F22]" office:value-type="float" office:value="2.7121582031">
            <text:p>2.7121582031</text:p>
          </table:table-cell>
        </table:table-row>
        <table:table-row table:style-name="ro1">
          <table:table-cell office:value-type="string">
            <text:p>w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81909179688">
            <text:p>2.8190917969</text:p>
          </table:table-cell>
          <table:table-cell office:value-type="float" office:value="0.1201171875">
            <text:p>0.1201171875</text:p>
          </table:table-cell>
          <table:table-cell table:formula="of:=[.E23]-[.F23]" office:value-type="float" office:value="2.69897460938">
            <text:p>2.6989746094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11.6918945312">
            <text:p>11.6918945312</text:p>
          </table:table-cell>
          <table:table-cell office:value-type="float" office:value="0.154052734375">
            <text:p>0.1540527344</text:p>
          </table:table-cell>
          <table:table-cell table:formula="of:=[.E24]-[.F24]" office:value-type="float" office:value="11.537841796825">
            <text:p>11.5378417968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99682617188">
            <text:p>2.9968261719</text:p>
          </table:table-cell>
          <table:table-cell office:value-type="float" office:value="0.1220703125">
            <text:p>0.1220703125</text:p>
          </table:table-cell>
          <table:table-cell table:formula="of:=[.E25]-[.F25]" office:value-type="float" office:value="2.87475585938">
            <text:p>2.8747558594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2/GEORGIA/2007 workload: /home/phiri/Projects/masters/random/workload2/w2 </text:p>
          </table:table-cell>
          <table:table-cell office:value-type="float" office:value="2.85302734375">
            <text:p>2.8530273438</text:p>
          </table:table-cell>
          <table:table-cell office:value-type="float" office:value="0.129150390625">
            <text:p>0.1291503906</text:p>
          </table:table-cell>
          <table:table-cell table:formula="of:=[.E26]-[.F26]" office:value-type="float" office:value="2.723876953125">
            <text:p>2.7238769531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48.8471679688">
            <text:p>48.8471679688</text:p>
          </table:table-cell>
          <table:table-cell office:value-type="float" office:value="45.6079101562">
            <text:p>45.6079101562</text:p>
          </table:table-cell>
          <table:table-cell table:formula="of:=[.E27]-[.F27]" office:value-type="float" office:value="3.2392578126">
            <text:p>3.2392578126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6.80102539062">
            <text:p>6.8010253906</text:p>
          </table:table-cell>
          <table:table-cell office:value-type="float" office:value="0.203857421875">
            <text:p>0.2038574219</text:p>
          </table:table-cell>
          <table:table-cell table:formula="of:=[.E28]-[.F28]" office:value-type="float" office:value="6.597167968745">
            <text:p>6.5971679687</text:p>
          </table:table-cell>
        </table:table-row>
        <table:table-row table:style-name="ro1">
          <table:table-cell office:value-type="string">
            <text:p>w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2.99731445312">
            <text:p>2.9973144531</text:p>
          </table:table-cell>
          <table:table-cell office:value-type="float" office:value="0.13916015625">
            <text:p>0.1391601563</text:p>
          </table:table-cell>
          <table:table-cell table:formula="of:=[.E29]-[.F29]" office:value-type="float" office:value="2.85815429687">
            <text:p>2.8581542969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2.78295898438">
            <text:p>2.7829589844</text:p>
          </table:table-cell>
          <table:table-cell office:value-type="float" office:value="0.1220703125">
            <text:p>0.1220703125</text:p>
          </table:table-cell>
          <table:table-cell table:formula="of:=[.E30]-[.F30]" office:value-type="float" office:value="2.66088867188">
            <text:p>2.6608886719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2/GEORGIA/2007/b workload: /home/phiri/Projects/masters/random/workload3/w2 </text:p>
          </table:table-cell>
          <table:table-cell office:value-type="float" office:value="3.5126953125">
            <text:p>3.5126953125</text:p>
          </table:table-cell>
          <table:table-cell office:value-type="float" office:value="0.123046875">
            <text:p>0.123046875</text:p>
          </table:table-cell>
          <table:table-cell table:formula="of:=[.E31]-[.F31]" office:value-type="float" office:value="3.3896484375">
            <text:p>3.3896484375</text:p>
          </table:table-cell>
        </table:table-row>
        <table:table-row table:style-name="ro1">
          <table:table-cell office:value-type="string">
            <text:p>w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47.4389648438">
            <text:p>47.4389648438</text:p>
          </table:table-cell>
          <table:table-cell office:value-type="float" office:value="44.7290039062">
            <text:p>44.7290039062</text:p>
          </table:table-cell>
          <table:table-cell table:formula="of:=[.E32]-[.F32]" office:value-type="float" office:value="2.7099609376">
            <text:p>2.7099609376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6904296875">
            <text:p>2.7690429688</text:p>
          </table:table-cell>
          <table:table-cell office:value-type="float" office:value="0.119873046875">
            <text:p>0.1198730469</text:p>
          </table:table-cell>
          <table:table-cell table:formula="of:=[.E33]-[.F33]" office:value-type="float" office:value="2.649169921875">
            <text:p>2.6491699219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7001953125">
            <text:p>2.7700195313</text:p>
          </table:table-cell>
          <table:table-cell office:value-type="float" office:value="0.119873046875">
            <text:p>0.1198730469</text:p>
          </table:table-cell>
          <table:table-cell table:formula="of:=[.E34]-[.F34]" office:value-type="float" office:value="2.650146484375">
            <text:p>2.6501464844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84228515625">
            <text:p>2.8422851563</text:p>
          </table:table-cell>
          <table:table-cell office:value-type="float" office:value="0.1201171875">
            <text:p>0.1201171875</text:p>
          </table:table-cell>
          <table:table-cell table:formula="of:=[.E35]-[.F35]" office:value-type="float" office:value="2.72216796875">
            <text:p>2.7221679688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3/GEORGIA workload: /home/phiri/Projects/masters/random/workload1/w3 </text:p>
          </table:table-cell>
          <table:table-cell office:value-type="float" office:value="2.77490234375">
            <text:p>2.7749023438</text:p>
          </table:table-cell>
          <table:table-cell office:value-type="float" office:value="0.120849609375">
            <text:p>0.1208496094</text:p>
          </table:table-cell>
          <table:table-cell table:formula="of:=[.E36]-[.F36]" office:value-type="float" office:value="2.654052734375">
            <text:p>2.6540527344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38.5207519531">
            <text:p>38.5207519531</text:p>
          </table:table-cell>
          <table:table-cell office:value-type="float" office:value="35.6350097656">
            <text:p>35.6350097656</text:p>
          </table:table-cell>
          <table:table-cell table:formula="of:=[.E37]-[.F37]" office:value-type="float" office:value="2.8857421875">
            <text:p>2.8857421875</text:p>
          </table:table-cell>
        </table:table-row>
        <table:table-row table:style-name="ro1">
          <table:table-cell office:value-type="string">
            <text:p>w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84008789062">
            <text:p>2.8400878906</text:p>
          </table:table-cell>
          <table:table-cell office:value-type="float" office:value="0.1220703125">
            <text:p>0.1220703125</text:p>
          </table:table-cell>
          <table:table-cell table:formula="of:=[.E38]-[.F38]" office:value-type="float" office:value="2.71801757812">
            <text:p>2.7180175781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78002929688">
            <text:p>2.7800292969</text:p>
          </table:table-cell>
          <table:table-cell office:value-type="float" office:value="0.125">
            <text:p>0.125</text:p>
          </table:table-cell>
          <table:table-cell table:formula="of:=[.E39]-[.F39]" office:value-type="float" office:value="2.65502929688">
            <text:p>2.6550292969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3.01879882812">
            <text:p>3.0187988281</text:p>
          </table:table-cell>
          <table:table-cell office:value-type="float" office:value="0.145751953125">
            <text:p>0.1457519531</text:p>
          </table:table-cell>
          <table:table-cell table:formula="of:=[.E40]-[.F40]" office:value-type="float" office:value="2.873046874995">
            <text:p>2.873046875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3/GEORGIA/2007 workload: /home/phiri/Projects/masters/random/workload2/w3 </text:p>
          </table:table-cell>
          <table:table-cell office:value-type="float" office:value="2.833984375">
            <text:p>2.833984375</text:p>
          </table:table-cell>
          <table:table-cell office:value-type="float" office:value="0.1201171875">
            <text:p>0.1201171875</text:p>
          </table:table-cell>
          <table:table-cell table:formula="of:=[.E41]-[.F41]" office:value-type="float" office:value="2.7138671875">
            <text:p>2.7138671875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62.4006347656">
            <text:p>62.4006347656</text:p>
          </table:table-cell>
          <table:table-cell office:value-type="float" office:value="59.7487792969">
            <text:p>59.7487792969</text:p>
          </table:table-cell>
          <table:table-cell table:formula="of:=[.E42]-[.F42]" office:value-type="float" office:value="2.65185546870001">
            <text:p>2.651855468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2.77709960938">
            <text:p>2.7770996094</text:p>
          </table:table-cell>
          <table:table-cell office:value-type="float" office:value="0.123046875">
            <text:p>0.123046875</text:p>
          </table:table-cell>
          <table:table-cell table:formula="of:=[.E43]-[.F43]" office:value-type="float" office:value="2.65405273438">
            <text:p>2.6540527344</text:p>
          </table:table-cell>
        </table:table-row>
        <table:table-row table:style-name="ro1">
          <table:table-cell office:value-type="string">
            <text:p>w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2.81079101562">
            <text:p>2.8107910156</text:p>
          </table:table-cell>
          <table:table-cell office:value-type="float" office:value="0.119873046875">
            <text:p>0.1198730469</text:p>
          </table:table-cell>
          <table:table-cell table:formula="of:=[.E44]-[.F44]" office:value-type="float" office:value="2.690917968745">
            <text:p>2.690917968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3.13696289062">
            <text:p>3.1369628906</text:p>
          </table:table-cell>
          <table:table-cell office:value-type="float" office:value="0.14697265625">
            <text:p>0.1469726563</text:p>
          </table:table-cell>
          <table:table-cell table:formula="of:=[.E45]-[.F45]" office:value-type="float" office:value="2.98999023437">
            <text:p>2.9899902344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3/GEORGIA/2007/b workload: /home/phiri/Projects/masters/random/workload3/w3 </text:p>
          </table:table-cell>
          <table:table-cell office:value-type="float" office:value="3.046875">
            <text:p>3.046875</text:p>
          </table:table-cell>
          <table:table-cell office:value-type="float" office:value="0.138916015625">
            <text:p>0.1389160156</text:p>
          </table:table-cell>
          <table:table-cell table:formula="of:=[.E46]-[.F46]" office:value-type="float" office:value="2.907958984375">
            <text:p>2.9079589844</text:p>
          </table:table-cell>
        </table:table-row>
        <table:table-row table:style-name="ro1">
          <table:table-cell office:value-type="string">
            <text:p>w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34.3168945312">
            <text:p>34.3168945312</text:p>
          </table:table-cell>
          <table:table-cell office:value-type="float" office:value="31.6628417969">
            <text:p>31.6628417969</text:p>
          </table:table-cell>
          <table:table-cell table:formula="of:=[.E47]-[.F47]" office:value-type="float" office:value="2.6540527343">
            <text:p>2.6540527343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7392578125">
            <text:p>2.7739257813</text:p>
          </table:table-cell>
          <table:table-cell office:value-type="float" office:value="0.12109375">
            <text:p>0.12109375</text:p>
          </table:table-cell>
          <table:table-cell table:formula="of:=[.E48]-[.F48]" office:value-type="float" office:value="2.65283203125">
            <text:p>2.6528320313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6391601562">
            <text:p>2.7639160156</text:p>
          </table:table-cell>
          <table:table-cell office:value-type="float" office:value="0.119873046875">
            <text:p>0.1198730469</text:p>
          </table:table-cell>
          <table:table-cell table:formula="of:=[.E49]-[.F49]" office:value-type="float" office:value="2.644042968745">
            <text:p>2.6440429687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78881835938">
            <text:p>2.7888183594</text:p>
          </table:table-cell>
          <table:table-cell office:value-type="float" office:value="0.1201171875">
            <text:p>0.1201171875</text:p>
          </table:table-cell>
          <table:table-cell table:formula="of:=[.E50]-[.F50]" office:value-type="float" office:value="2.66870117188">
            <text:p>2.6687011719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4/GEORGIA workload: /home/phiri/Projects/masters/random/workload1/w4 </text:p>
          </table:table-cell>
          <table:table-cell office:value-type="float" office:value="2.81005859375">
            <text:p>2.8100585938</text:p>
          </table:table-cell>
          <table:table-cell office:value-type="float" office:value="0.121337890625">
            <text:p>0.1213378906</text:p>
          </table:table-cell>
          <table:table-cell table:formula="of:=[.E51]-[.F51]" office:value-type="float" office:value="2.688720703125">
            <text:p>2.6887207031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75.6977539062">
            <text:p>75.6977539062</text:p>
          </table:table-cell>
          <table:table-cell office:value-type="float" office:value="72.9309082031">
            <text:p>72.9309082031</text:p>
          </table:table-cell>
          <table:table-cell table:formula="of:=[.E52]-[.F52]" office:value-type="float" office:value="2.7668457031">
            <text:p>2.7668457031</text:p>
          </table:table-cell>
        </table:table-row>
        <table:table-row table:style-name="ro1">
          <table:table-cell office:value-type="string">
            <text:p>w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2.76586914062">
            <text:p>2.7658691406</text:p>
          </table:table-cell>
          <table:table-cell office:value-type="float" office:value="0.119873046875">
            <text:p>0.1198730469</text:p>
          </table:table-cell>
          <table:table-cell table:formula="of:=[.E53]-[.F53]" office:value-type="float" office:value="2.645996093745">
            <text:p>2.6459960937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7.52587890625">
            <text:p>7.5258789063</text:p>
          </table:table-cell>
          <table:table-cell office:value-type="float" office:value="0.1357421875">
            <text:p>0.1357421875</text:p>
          </table:table-cell>
          <table:table-cell table:formula="of:=[.E54]-[.F54]" office:value-type="float" office:value="7.39013671875">
            <text:p>7.3901367188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3">
            <text:p>3</text:p>
          </table:table-cell>
          <table:table-cell office:value-type="float" office:value="0.135009765625">
            <text:p>0.1350097656</text:p>
          </table:table-cell>
          <table:table-cell table:formula="of:=[.E55]-[.F55]" office:value-type="float" office:value="2.864990234375">
            <text:p>2.8649902344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4/GEORGIA/2007 workload: /home/phiri/Projects/masters/random/workload2/w4 </text:p>
          </table:table-cell>
          <table:table-cell office:value-type="float" office:value="3.03588867188">
            <text:p>3.0358886719</text:p>
          </table:table-cell>
          <table:table-cell office:value-type="float" office:value="0.134765625">
            <text:p>0.134765625</text:p>
          </table:table-cell>
          <table:table-cell table:formula="of:=[.E56]-[.F56]" office:value-type="float" office:value="2.90112304688">
            <text:p>2.9011230469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67.4948730469">
            <text:p>67.4948730469</text:p>
          </table:table-cell>
          <table:table-cell office:value-type="float" office:value="64.7778320312">
            <text:p>64.7778320312</text:p>
          </table:table-cell>
          <table:table-cell table:formula="of:=[.E57]-[.F57]" office:value-type="float" office:value="2.71704101569999">
            <text:p>2.7170410157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5888671875">
            <text:p>2.8588867188</text:p>
          </table:table-cell>
          <table:table-cell office:value-type="float" office:value="0.1240234375">
            <text:p>0.1240234375</text:p>
          </table:table-cell>
          <table:table-cell table:formula="of:=[.E58]-[.F58]" office:value-type="float" office:value="2.73486328125">
            <text:p>2.7348632813</text:p>
          </table:table-cell>
        </table:table-row>
        <table:table-row table:style-name="ro1">
          <table:table-cell office:value-type="string">
            <text:p>w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6206054688">
            <text:p>2.8620605469</text:p>
          </table:table-cell>
          <table:table-cell office:value-type="float" office:value="0.1240234375">
            <text:p>0.1240234375</text:p>
          </table:table-cell>
          <table:table-cell table:formula="of:=[.E59]-[.F59]" office:value-type="float" office:value="2.73803710938">
            <text:p>2.7380371094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86401367188">
            <text:p>2.8640136719</text:p>
          </table:table-cell>
          <table:table-cell office:value-type="float" office:value="0.1259765625">
            <text:p>0.1259765625</text:p>
          </table:table-cell>
          <table:table-cell table:formula="of:=[.E60]-[.F60]" office:value-type="float" office:value="2.73803710938">
            <text:p>2.7380371094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4/GEORGIA/2007/b workload: /home/phiri/Projects/masters/random/workload3/w4 </text:p>
          </table:table-cell>
          <table:table-cell office:value-type="float" office:value="2.77221679688">
            <text:p>2.7722167969</text:p>
          </table:table-cell>
          <table:table-cell office:value-type="float" office:value="0.119873046875">
            <text:p>0.1198730469</text:p>
          </table:table-cell>
          <table:table-cell table:formula="of:=[.E61]-[.F61]" office:value-type="float" office:value="2.652343750005">
            <text:p>2.65234375</text:p>
          </table:table-cell>
        </table:table-row>
        <table:table-row table:style-name="ro1">
          <table:table-cell office:value-type="string">
            <text:p>w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7.6281738281">
            <text:p>27.6281738281</text:p>
          </table:table-cell>
          <table:table-cell office:value-type="float" office:value="24.9680175781">
            <text:p>24.9680175781</text:p>
          </table:table-cell>
          <table:table-cell table:formula="of:=[.E62]-[.F62]" office:value-type="float" office:value="2.66015625">
            <text:p>2.66015625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7880859375">
            <text:p>2.7880859375</text:p>
          </table:table-cell>
          <table:table-cell office:value-type="float" office:value="0.14892578125">
            <text:p>0.1489257813</text:p>
          </table:table-cell>
          <table:table-cell table:formula="of:=[.E63]-[.F63]" office:value-type="float" office:value="2.63916015625">
            <text:p>2.6391601563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91528320312">
            <text:p>2.9152832031</text:p>
          </table:table-cell>
          <table:table-cell office:value-type="float" office:value="0.126220703125">
            <text:p>0.1262207031</text:p>
          </table:table-cell>
          <table:table-cell table:formula="of:=[.E64]-[.F64]" office:value-type="float" office:value="2.789062499995">
            <text:p>2.7890625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77709960938">
            <text:p>2.7770996094</text:p>
          </table:table-cell>
          <table:table-cell office:value-type="float" office:value="0.116943359375">
            <text:p>0.1169433594</text:p>
          </table:table-cell>
          <table:table-cell table:formula="of:=[.E65]-[.F65]" office:value-type="float" office:value="2.660156250005">
            <text:p>2.66015625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5/GEORGIA workload: /home/phiri/Projects/masters/random/workload1/w5 </text:p>
          </table:table-cell>
          <table:table-cell office:value-type="float" office:value="2.873046875">
            <text:p>2.873046875</text:p>
          </table:table-cell>
          <table:table-cell office:value-type="float" office:value="0.1279296875">
            <text:p>0.1279296875</text:p>
          </table:table-cell>
          <table:table-cell table:formula="of:=[.E66]-[.F66]" office:value-type="float" office:value="2.7451171875">
            <text:p>2.7451171875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43.2209472656">
            <text:p>43.2209472656</text:p>
          </table:table-cell>
          <table:table-cell office:value-type="float" office:value="40.4560546875">
            <text:p>40.4560546875</text:p>
          </table:table-cell>
          <table:table-cell table:formula="of:=[.E67]-[.F67]" office:value-type="float" office:value="2.7648925781">
            <text:p>2.7648925781</text:p>
          </table:table-cell>
        </table:table-row>
        <table:table-row table:style-name="ro1">
          <table:table-cell office:value-type="string">
            <text:p>w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6904296875">
            <text:p>2.7690429688</text:p>
          </table:table-cell>
          <table:table-cell office:value-type="float" office:value="0.119873046875">
            <text:p>0.1198730469</text:p>
          </table:table-cell>
          <table:table-cell table:formula="of:=[.E68]-[.F68]" office:value-type="float" office:value="2.649169921875">
            <text:p>2.6491699219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3.12280273438">
            <text:p>3.1228027344</text:p>
          </table:table-cell>
          <table:table-cell office:value-type="float" office:value="0.14892578125">
            <text:p>0.1489257813</text:p>
          </table:table-cell>
          <table:table-cell table:formula="of:=[.E69]-[.F69]" office:value-type="float" office:value="2.97387695313">
            <text:p>2.9738769531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6318359375">
            <text:p>2.7631835938</text:p>
          </table:table-cell>
          <table:table-cell office:value-type="float" office:value="0.1201171875">
            <text:p>0.1201171875</text:p>
          </table:table-cell>
          <table:table-cell table:formula="of:=[.E70]-[.F70]" office:value-type="float" office:value="2.64306640625">
            <text:p>2.6430664063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5/GEORGIA/2007 workload: /home/phiri/Projects/masters/random/workload2/w5 </text:p>
          </table:table-cell>
          <table:table-cell office:value-type="float" office:value="2.79809570312">
            <text:p>2.7980957031</text:p>
          </table:table-cell>
          <table:table-cell office:value-type="float" office:value="0.118896484375">
            <text:p>0.1188964844</text:p>
          </table:table-cell>
          <table:table-cell table:formula="of:=[.E71]-[.F71]" office:value-type="float" office:value="2.679199218745">
            <text:p>2.6791992187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32.9780273438">
            <text:p>32.9780273438</text:p>
          </table:table-cell>
          <table:table-cell office:value-type="float" office:value="30.2778320312">
            <text:p>30.2778320312</text:p>
          </table:table-cell>
          <table:table-cell table:formula="of:=[.E72]-[.F72]" office:value-type="float" office:value="2.7001953126">
            <text:p>2.7001953126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3.03002929688">
            <text:p>3.0300292969</text:p>
          </table:table-cell>
          <table:table-cell office:value-type="float" office:value="0.136962890625">
            <text:p>0.1369628906</text:p>
          </table:table-cell>
          <table:table-cell table:formula="of:=[.E73]-[.F73]" office:value-type="float" office:value="2.893066406255">
            <text:p>2.8930664063</text:p>
          </table:table-cell>
        </table:table-row>
        <table:table-row table:style-name="ro1">
          <table:table-cell office:value-type="string">
            <text:p>w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9169921875">
            <text:p>2.9169921875</text:p>
          </table:table-cell>
          <table:table-cell office:value-type="float" office:value="0.127197265625">
            <text:p>0.1271972656</text:p>
          </table:table-cell>
          <table:table-cell table:formula="of:=[.E74]-[.F74]" office:value-type="float" office:value="2.789794921875">
            <text:p>2.7897949219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841796875">
            <text:p>2.841796875</text:p>
          </table:table-cell>
          <table:table-cell office:value-type="float" office:value="0.120849609375">
            <text:p>0.1208496094</text:p>
          </table:table-cell>
          <table:table-cell table:formula="of:=[.E75]-[.F75]" office:value-type="float" office:value="2.720947265625">
            <text:p>2.7209472656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5/GEORGIA/2007/b workload: /home/phiri/Projects/masters/random/workload3/w5 </text:p>
          </table:table-cell>
          <table:table-cell office:value-type="float" office:value="2.955078125">
            <text:p>2.955078125</text:p>
          </table:table-cell>
          <table:table-cell office:value-type="float" office:value="0.126953125">
            <text:p>0.126953125</text:p>
          </table:table-cell>
          <table:table-cell table:formula="of:=[.E76]-[.F76]" office:value-type="float" office:value="2.828125">
            <text:p>2.828125</text:p>
          </table:table-cell>
        </table:table-row>
        <table:table-row table:style-name="ro1">
          <table:table-cell office:value-type="string">
            <text:p>w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1418.27099609">
            <text:p>1418.27099609</text:p>
          </table:table-cell>
          <table:table-cell office:value-type="float" office:value="1415.62304688">
            <text:p>1415.62304688</text:p>
          </table:table-cell>
          <table:table-cell table:formula="of:=[.E77]-[.F77]" office:value-type="float" office:value="2.64794920999998">
            <text:p>2.64794921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6318359375">
            <text:p>2.7631835938</text:p>
          </table:table-cell>
          <table:table-cell office:value-type="float" office:value="0.1220703125">
            <text:p>0.1220703125</text:p>
          </table:table-cell>
          <table:table-cell table:formula="of:=[.E78]-[.F78]" office:value-type="float" office:value="2.64111328125">
            <text:p>2.6411132813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822265625">
            <text:p>2.7822265625</text:p>
          </table:table-cell>
          <table:table-cell office:value-type="float" office:value="0.1181640625">
            <text:p>0.1181640625</text:p>
          </table:table-cell>
          <table:table-cell table:formula="of:=[.E79]-[.F79]" office:value-type="float" office:value="2.6640625">
            <text:p>2.6640625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9809570312">
            <text:p>2.7980957031</text:p>
          </table:table-cell>
          <table:table-cell office:value-type="float" office:value="0.1201171875">
            <text:p>0.1201171875</text:p>
          </table:table-cell>
          <table:table-cell table:formula="of:=[.E80]-[.F80]" office:value-type="float" office:value="2.67797851562">
            <text:p>2.6779785156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6/GEORGIA workload: /home/phiri/Projects/masters/random/workload1/w6 </text:p>
          </table:table-cell>
          <table:table-cell office:value-type="float" office:value="2.76000976562">
            <text:p>2.7600097656</text:p>
          </table:table-cell>
          <table:table-cell office:value-type="float" office:value="0.119873046875">
            <text:p>0.1198730469</text:p>
          </table:table-cell>
          <table:table-cell table:formula="of:=[.E81]-[.F81]" office:value-type="float" office:value="2.640136718745">
            <text:p>2.6401367187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52.6408691406">
            <text:p>52.6408691406</text:p>
          </table:table-cell>
          <table:table-cell office:value-type="float" office:value="49.9599609375">
            <text:p>49.9599609375</text:p>
          </table:table-cell>
          <table:table-cell table:formula="of:=[.E82]-[.F82]" office:value-type="float" office:value="2.6809082031">
            <text:p>2.6809082031</text:p>
          </table:table-cell>
        </table:table-row>
        <table:table-row table:style-name="ro1">
          <table:table-cell office:value-type="string">
            <text:p>w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77709960938">
            <text:p>2.7770996094</text:p>
          </table:table-cell>
          <table:table-cell office:value-type="float" office:value="0.120361328125">
            <text:p>0.1203613281</text:p>
          </table:table-cell>
          <table:table-cell table:formula="of:=[.E83]-[.F83]" office:value-type="float" office:value="2.656738281255">
            <text:p>2.6567382813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7548828125">
            <text:p>2.7548828125</text:p>
          </table:table-cell>
          <table:table-cell office:value-type="float" office:value="0.117919921875">
            <text:p>0.1179199219</text:p>
          </table:table-cell>
          <table:table-cell table:formula="of:=[.E84]-[.F84]" office:value-type="float" office:value="2.636962890625">
            <text:p>2.6369628906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3.24194335938">
            <text:p>3.2419433594</text:p>
          </table:table-cell>
          <table:table-cell office:value-type="float" office:value="0.14404296875">
            <text:p>0.1440429688</text:p>
          </table:table-cell>
          <table:table-cell table:formula="of:=[.E85]-[.F85]" office:value-type="float" office:value="3.09790039063">
            <text:p>3.0979003906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6/GEORGIA/2007 workload: /home/phiri/Projects/masters/random/workload2/w6 </text:p>
          </table:table-cell>
          <table:table-cell office:value-type="float" office:value="2.81787109375">
            <text:p>2.8178710938</text:p>
          </table:table-cell>
          <table:table-cell office:value-type="float" office:value="0.119873046875">
            <text:p>0.1198730469</text:p>
          </table:table-cell>
          <table:table-cell table:formula="of:=[.E86]-[.F86]" office:value-type="float" office:value="2.697998046875">
            <text:p>2.697998046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63.3139648438">
            <text:p>63.3139648438</text:p>
          </table:table-cell>
          <table:table-cell office:value-type="float" office:value="60.4489746094">
            <text:p>60.4489746094</text:p>
          </table:table-cell>
          <table:table-cell table:formula="of:=[.E87]-[.F87]" office:value-type="float" office:value="2.8649902344">
            <text:p>2.8649902344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80493164062">
            <text:p>2.8049316406</text:p>
          </table:table-cell>
          <table:table-cell office:value-type="float" office:value="0.133056640625">
            <text:p>0.1330566406</text:p>
          </table:table-cell>
          <table:table-cell table:formula="of:=[.E88]-[.F88]" office:value-type="float" office:value="2.671874999995">
            <text:p>2.671875</text:p>
          </table:table-cell>
        </table:table-row>
        <table:table-row table:style-name="ro1">
          <table:table-cell office:value-type="string">
            <text:p>w6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80493164062">
            <text:p>2.8049316406</text:p>
          </table:table-cell>
          <table:table-cell office:value-type="float" office:value="0.12109375">
            <text:p>0.12109375</text:p>
          </table:table-cell>
          <table:table-cell table:formula="of:=[.E89]-[.F89]" office:value-type="float" office:value="2.68383789062">
            <text:p>2.6838378906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3.04809570312">
            <text:p>3.0480957031</text:p>
          </table:table-cell>
          <table:table-cell office:value-type="float" office:value="0.14794921875">
            <text:p>0.1479492188</text:p>
          </table:table-cell>
          <table:table-cell table:formula="of:=[.E90]-[.F90]" office:value-type="float" office:value="2.90014648437">
            <text:p>2.9001464844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6/GEORGIA/2007/b workload: /home/phiri/Projects/masters/random/workload3/w6 </text:p>
          </table:table-cell>
          <table:table-cell office:value-type="float" office:value="2.77709960938">
            <text:p>2.7770996094</text:p>
          </table:table-cell>
          <table:table-cell office:value-type="float" office:value="0.123046875">
            <text:p>0.123046875</text:p>
          </table:table-cell>
          <table:table-cell table:formula="of:=[.E91]-[.F91]" office:value-type="float" office:value="2.65405273438">
            <text:p>2.6540527344</text:p>
          </table:table-cell>
        </table:table-row>
        <table:table-row table:style-name="ro1">
          <table:table-cell office:value-type="string">
            <text:p>w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48.3371582031">
            <text:p>48.3371582031</text:p>
          </table:table-cell>
          <table:table-cell office:value-type="float" office:value="45.6359863281">
            <text:p>45.6359863281</text:p>
          </table:table-cell>
          <table:table-cell table:formula="of:=[.E92]-[.F92]" office:value-type="float" office:value="2.701171875">
            <text:p>2.70117187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4.51513671875">
            <text:p>4.5151367188</text:p>
          </table:table-cell>
          <table:table-cell office:value-type="float" office:value="0.121337890625">
            <text:p>0.1213378906</text:p>
          </table:table-cell>
          <table:table-cell table:formula="of:=[.E93]-[.F93]" office:value-type="float" office:value="4.393798828125">
            <text:p>4.3937988281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89575195312">
            <text:p>2.8957519531</text:p>
          </table:table-cell>
          <table:table-cell office:value-type="float" office:value="0.119873046875">
            <text:p>0.1198730469</text:p>
          </table:table-cell>
          <table:table-cell table:formula="of:=[.E94]-[.F94]" office:value-type="float" office:value="2.775878906245">
            <text:p>2.7758789062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92407226562">
            <text:p>2.9240722656</text:p>
          </table:table-cell>
          <table:table-cell office:value-type="float" office:value="0.13623046875">
            <text:p>0.1362304688</text:p>
          </table:table-cell>
          <table:table-cell table:formula="of:=[.E95]-[.F95]" office:value-type="float" office:value="2.78784179687">
            <text:p>2.7878417969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7/GEORGIA workload: /home/phiri/Projects/masters/random/workload1/w7 </text:p>
          </table:table-cell>
          <table:table-cell office:value-type="float" office:value="2.98583984375">
            <text:p>2.9858398438</text:p>
          </table:table-cell>
          <table:table-cell office:value-type="float" office:value="0.141845703125">
            <text:p>0.1418457031</text:p>
          </table:table-cell>
          <table:table-cell table:formula="of:=[.E96]-[.F96]" office:value-type="float" office:value="2.843994140625">
            <text:p>2.8439941406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83.5439453125">
            <text:p>83.5439453125</text:p>
          </table:table-cell>
          <table:table-cell office:value-type="float" office:value="80.876953125">
            <text:p>80.876953125</text:p>
          </table:table-cell>
          <table:table-cell table:formula="of:=[.E97]-[.F97]" office:value-type="float" office:value="2.6669921875">
            <text:p>2.6669921875</text:p>
          </table:table-cell>
        </table:table-row>
        <table:table-row table:style-name="ro1">
          <table:table-cell office:value-type="string">
            <text:p>w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794921875">
            <text:p>2.794921875</text:p>
          </table:table-cell>
          <table:table-cell office:value-type="float" office:value="0.1181640625">
            <text:p>0.1181640625</text:p>
          </table:table-cell>
          <table:table-cell table:formula="of:=[.E98]-[.F98]" office:value-type="float" office:value="2.6767578125">
            <text:p>2.67675781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78491210938">
            <text:p>2.7849121094</text:p>
          </table:table-cell>
          <table:table-cell office:value-type="float" office:value="0.116943359375">
            <text:p>0.1169433594</text:p>
          </table:table-cell>
          <table:table-cell table:formula="of:=[.E99]-[.F99]" office:value-type="float" office:value="2.667968750005">
            <text:p>2.6679687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837890625">
            <text:p>2.837890625</text:p>
          </table:table-cell>
          <table:table-cell office:value-type="float" office:value="0.120849609375">
            <text:p>0.1208496094</text:p>
          </table:table-cell>
          <table:table-cell table:formula="of:=[.E100]-[.F100]" office:value-type="float" office:value="2.717041015625">
            <text:p>2.7170410156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7/GEORGIA/2007 workload: /home/phiri/Projects/masters/random/workload2/w7 </text:p>
          </table:table-cell>
          <table:table-cell office:value-type="float" office:value="2.8388671875">
            <text:p>2.8388671875</text:p>
          </table:table-cell>
          <table:table-cell office:value-type="float" office:value="0.12109375">
            <text:p>0.12109375</text:p>
          </table:table-cell>
          <table:table-cell table:formula="of:=[.E101]-[.F101]" office:value-type="float" office:value="2.7177734375">
            <text:p>2.717773437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93.0070800781">
            <text:p>93.0070800781</text:p>
          </table:table-cell>
          <table:table-cell office:value-type="float" office:value="90.3430175781">
            <text:p>90.3430175781</text:p>
          </table:table-cell>
          <table:table-cell table:formula="of:=[.E102]-[.F102]" office:value-type="float" office:value="2.6640625">
            <text:p>2.66406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92797851562">
            <text:p>2.9279785156</text:p>
          </table:table-cell>
          <table:table-cell office:value-type="float" office:value="0.208251953125">
            <text:p>0.2082519531</text:p>
          </table:table-cell>
          <table:table-cell table:formula="of:=[.E103]-[.F103]" office:value-type="float" office:value="2.719726562495">
            <text:p>2.7197265625</text:p>
          </table:table-cell>
        </table:table-row>
        <table:table-row table:style-name="ro1">
          <table:table-cell office:value-type="string">
            <text:p>w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76123046875">
            <text:p>2.7612304688</text:p>
          </table:table-cell>
          <table:table-cell office:value-type="float" office:value="0.12109375">
            <text:p>0.12109375</text:p>
          </table:table-cell>
          <table:table-cell table:formula="of:=[.E104]-[.F104]" office:value-type="float" office:value="2.64013671875">
            <text:p>2.6401367188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3.06811523438">
            <text:p>3.0681152344</text:p>
          </table:table-cell>
          <table:table-cell office:value-type="float" office:value="0.131103515625">
            <text:p>0.1311035156</text:p>
          </table:table-cell>
          <table:table-cell table:formula="of:=[.E105]-[.F105]" office:value-type="float" office:value="2.937011718755">
            <text:p>2.9370117188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7/GEORGIA/2007/b workload: /home/phiri/Projects/masters/random/workload3/w7 </text:p>
          </table:table-cell>
          <table:table-cell office:value-type="float" office:value="2.82006835938">
            <text:p>2.8200683594</text:p>
          </table:table-cell>
          <table:table-cell office:value-type="float" office:value="0.123046875">
            <text:p>0.123046875</text:p>
          </table:table-cell>
          <table:table-cell table:formula="of:=[.E106]-[.F106]" office:value-type="float" office:value="2.69702148438">
            <text:p>2.6970214844</text:p>
          </table:table-cell>
        </table:table-row>
        <table:table-row table:style-name="ro1">
          <table:table-cell office:value-type="string">
            <text:p>w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60.580078125">
            <text:p>60.580078125</text:p>
          </table:table-cell>
          <table:table-cell office:value-type="float" office:value="57.9018554688">
            <text:p>57.9018554688</text:p>
          </table:table-cell>
          <table:table-cell table:formula="of:=[.E107]-[.F107]" office:value-type="float" office:value="2.6782226562">
            <text:p>2.6782226562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78173828125">
            <text:p>2.7817382813</text:p>
          </table:table-cell>
          <table:table-cell office:value-type="float" office:value="0.119873046875">
            <text:p>0.1198730469</text:p>
          </table:table-cell>
          <table:table-cell table:formula="of:=[.E108]-[.F108]" office:value-type="float" office:value="2.661865234375">
            <text:p>2.6618652344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80004882812">
            <text:p>2.8000488281</text:p>
          </table:table-cell>
          <table:table-cell office:value-type="float" office:value="0.127197265625">
            <text:p>0.1271972656</text:p>
          </table:table-cell>
          <table:table-cell table:formula="of:=[.E109]-[.F109]" office:value-type="float" office:value="2.672851562495">
            <text:p>2.6728515625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76123046875">
            <text:p>2.7612304688</text:p>
          </table:table-cell>
          <table:table-cell office:value-type="float" office:value="0.1201171875">
            <text:p>0.1201171875</text:p>
          </table:table-cell>
          <table:table-cell table:formula="of:=[.E110]-[.F110]" office:value-type="float" office:value="2.64111328125">
            <text:p>2.6411132813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8/GEORGIA workload: /home/phiri/Projects/masters/random/workload1/w8 </text:p>
          </table:table-cell>
          <table:table-cell office:value-type="float" office:value="2.85424804688">
            <text:p>2.8542480469</text:p>
          </table:table-cell>
          <table:table-cell office:value-type="float" office:value="0.126220703125">
            <text:p>0.1262207031</text:p>
          </table:table-cell>
          <table:table-cell table:formula="of:=[.E111]-[.F111]" office:value-type="float" office:value="2.728027343755">
            <text:p>2.7280273438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52.1789550781">
            <text:p>52.1789550781</text:p>
          </table:table-cell>
          <table:table-cell office:value-type="float" office:value="49.1840820312">
            <text:p>49.1840820312</text:p>
          </table:table-cell>
          <table:table-cell table:formula="of:=[.E112]-[.F112]" office:value-type="float" office:value="2.9948730469">
            <text:p>2.9948730469</text:p>
          </table:table-cell>
        </table:table-row>
        <table:table-row table:style-name="ro1">
          <table:table-cell office:value-type="string">
            <text:p>w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8588867188">
            <text:p>2.7858886719</text:p>
          </table:table-cell>
          <table:table-cell office:value-type="float" office:value="0.120849609375">
            <text:p>0.1208496094</text:p>
          </table:table-cell>
          <table:table-cell table:formula="of:=[.E113]-[.F113]" office:value-type="float" office:value="2.665039062505">
            <text:p>2.6650390625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900390625">
            <text:p>2.7900390625</text:p>
          </table:table-cell>
          <table:table-cell office:value-type="float" office:value="0.1220703125">
            <text:p>0.1220703125</text:p>
          </table:table-cell>
          <table:table-cell table:formula="of:=[.E114]-[.F114]" office:value-type="float" office:value="2.66796875">
            <text:p>2.66796875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77172851562">
            <text:p>2.7717285156</text:p>
          </table:table-cell>
          <table:table-cell office:value-type="float" office:value="0.118896484375">
            <text:p>0.1188964844</text:p>
          </table:table-cell>
          <table:table-cell table:formula="of:=[.E115]-[.F115]" office:value-type="float" office:value="2.652832031245">
            <text:p>2.6528320312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8/GEORGIA/2007 workload: /home/phiri/Projects/masters/random/workload2/w8 </text:p>
          </table:table-cell>
          <table:table-cell office:value-type="float" office:value="2.85302734375">
            <text:p>2.8530273438</text:p>
          </table:table-cell>
          <table:table-cell office:value-type="float" office:value="0.128173828125">
            <text:p>0.1281738281</text:p>
          </table:table-cell>
          <table:table-cell table:formula="of:=[.E116]-[.F116]" office:value-type="float" office:value="2.724853515625">
            <text:p>2.7248535156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62.2939453125">
            <text:p>62.2939453125</text:p>
          </table:table-cell>
          <table:table-cell office:value-type="float" office:value="59.6369628906">
            <text:p>59.6369628906</text:p>
          </table:table-cell>
          <table:table-cell table:formula="of:=[.E117]-[.F117]" office:value-type="float" office:value="2.6569824219">
            <text:p>2.6569824219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85278320312">
            <text:p>2.8527832031</text:p>
          </table:table-cell>
          <table:table-cell office:value-type="float" office:value="0.174072265625">
            <text:p>0.1740722656</text:p>
          </table:table-cell>
          <table:table-cell table:formula="of:=[.E118]-[.F118]" office:value-type="float" office:value="2.678710937495">
            <text:p>2.6787109375</text:p>
          </table:table-cell>
        </table:table-row>
        <table:table-row table:style-name="ro1">
          <table:table-cell office:value-type="string">
            <text:p>w8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92602539062">
            <text:p>2.9260253906</text:p>
          </table:table-cell>
          <table:table-cell office:value-type="float" office:value="0.1708984375">
            <text:p>0.1708984375</text:p>
          </table:table-cell>
          <table:table-cell table:formula="of:=[.E119]-[.F119]" office:value-type="float" office:value="2.75512695312">
            <text:p>2.755126953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87280273438">
            <text:p>2.8728027344</text:p>
          </table:table-cell>
          <table:table-cell office:value-type="float" office:value="0.147705078125">
            <text:p>0.1477050781</text:p>
          </table:table-cell>
          <table:table-cell table:formula="of:=[.E120]-[.F120]" office:value-type="float" office:value="2.725097656255">
            <text:p>2.7250976563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8/GEORGIA/2007/b workload: /home/phiri/Projects/masters/random/workload3/w8 </text:p>
          </table:table-cell>
          <table:table-cell office:value-type="float" office:value="2.794921875">
            <text:p>2.794921875</text:p>
          </table:table-cell>
          <table:table-cell office:value-type="float" office:value="0.119873046875">
            <text:p>0.1198730469</text:p>
          </table:table-cell>
          <table:table-cell table:formula="of:=[.E121]-[.F121]" office:value-type="float" office:value="2.675048828125">
            <text:p>2.6750488281</text:p>
          </table:table-cell>
        </table:table-row>
        <table:table-row table:style-name="ro1">
          <table:table-cell office:value-type="string">
            <text:p>w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76.5988769531">
            <text:p>76.5988769531</text:p>
          </table:table-cell>
          <table:table-cell office:value-type="float" office:value="73.916015625">
            <text:p>73.916015625</text:p>
          </table:table-cell>
          <table:table-cell table:formula="of:=[.E122]-[.F122]" office:value-type="float" office:value="2.6828613281">
            <text:p>2.6828613281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8295898438">
            <text:p>2.7829589844</text:p>
          </table:table-cell>
          <table:table-cell office:value-type="float" office:value="0.118896484375">
            <text:p>0.1188964844</text:p>
          </table:table-cell>
          <table:table-cell table:formula="of:=[.E123]-[.F123]" office:value-type="float" office:value="2.664062500005">
            <text:p>2.6640625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7905273438">
            <text:p>2.7790527344</text:p>
          </table:table-cell>
          <table:table-cell office:value-type="float" office:value="0.1181640625">
            <text:p>0.1181640625</text:p>
          </table:table-cell>
          <table:table-cell table:formula="of:=[.E124]-[.F124]" office:value-type="float" office:value="2.66088867188">
            <text:p>2.6608886719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76318359375">
            <text:p>2.7631835938</text:p>
          </table:table-cell>
          <table:table-cell office:value-type="float" office:value="0.121826171875">
            <text:p>0.1218261719</text:p>
          </table:table-cell>
          <table:table-cell table:formula="of:=[.E125]-[.F125]" office:value-type="float" office:value="2.641357421875">
            <text:p>2.6413574219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9/GEORGIA workload: /home/phiri/Projects/masters/random/workload1/w9 </text:p>
          </table:table-cell>
          <table:table-cell office:value-type="float" office:value="2.86010742188">
            <text:p>2.8601074219</text:p>
          </table:table-cell>
          <table:table-cell office:value-type="float" office:value="0.12109375">
            <text:p>0.12109375</text:p>
          </table:table-cell>
          <table:table-cell table:formula="of:=[.E126]-[.F126]" office:value-type="float" office:value="2.73901367188">
            <text:p>2.7390136719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1652.69311523">
            <text:p>1652.69311523</text:p>
          </table:table-cell>
          <table:table-cell office:value-type="float" office:value="1650.05200195">
            <text:p>1650.05200195</text:p>
          </table:table-cell>
          <table:table-cell table:formula="of:=[.E127]-[.F127]" office:value-type="float" office:value="2.64111328000013">
            <text:p>2.64111328</text:p>
          </table:table-cell>
        </table:table-row>
        <table:table-row table:style-name="ro1">
          <table:table-cell office:value-type="string">
            <text:p>w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791015625">
            <text:p>2.791015625</text:p>
          </table:table-cell>
          <table:table-cell office:value-type="float" office:value="0.1220703125">
            <text:p>0.1220703125</text:p>
          </table:table-cell>
          <table:table-cell table:formula="of:=[.E128]-[.F128]" office:value-type="float" office:value="2.6689453125">
            <text:p>2.6689453125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76000976562">
            <text:p>2.7600097656</text:p>
          </table:table-cell>
          <table:table-cell office:value-type="float" office:value="0.115966796875">
            <text:p>0.1159667969</text:p>
          </table:table-cell>
          <table:table-cell table:formula="of:=[.E129]-[.F129]" office:value-type="float" office:value="2.644042968745">
            <text:p>2.6440429687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96606445312">
            <text:p>2.9660644531</text:p>
          </table:table-cell>
          <table:table-cell office:value-type="float" office:value="0.176025390625">
            <text:p>0.1760253906</text:p>
          </table:table-cell>
          <table:table-cell table:formula="of:=[.E130]-[.F130]" office:value-type="float" office:value="2.790039062495">
            <text:p>2.7900390625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9/GEORGIA/2007 workload: /home/phiri/Projects/masters/random/workload2/w9 </text:p>
          </table:table-cell>
          <table:table-cell office:value-type="float" office:value="2.904296875">
            <text:p>2.904296875</text:p>
          </table:table-cell>
          <table:table-cell office:value-type="float" office:value="0.1220703125">
            <text:p>0.1220703125</text:p>
          </table:table-cell>
          <table:table-cell table:formula="of:=[.E131]-[.F131]" office:value-type="float" office:value="2.7822265625">
            <text:p>2.7822265625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67.7409667969">
            <text:p>67.7409667969</text:p>
          </table:table-cell>
          <table:table-cell office:value-type="float" office:value="65.0859375">
            <text:p>65.0859375</text:p>
          </table:table-cell>
          <table:table-cell table:formula="of:=[.E132]-[.F132]" office:value-type="float" office:value="2.6550292969">
            <text:p>2.6550292969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2.80395507812">
            <text:p>2.8039550781</text:p>
          </table:table-cell>
          <table:table-cell office:value-type="float" office:value="0.1220703125">
            <text:p>0.1220703125</text:p>
          </table:table-cell>
          <table:table-cell table:formula="of:=[.E133]-[.F133]" office:value-type="float" office:value="2.68188476562">
            <text:p>2.6818847656</text:p>
          </table:table-cell>
        </table:table-row>
        <table:table-row table:style-name="ro1">
          <table:table-cell office:value-type="string">
            <text:p>w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3.02905273438">
            <text:p>3.0290527344</text:p>
          </table:table-cell>
          <table:table-cell office:value-type="float" office:value="0.137939453125">
            <text:p>0.1379394531</text:p>
          </table:table-cell>
          <table:table-cell table:formula="of:=[.E134]-[.F134]" office:value-type="float" office:value="2.891113281255">
            <text:p>2.8911132813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2.99584960938">
            <text:p>2.9958496094</text:p>
          </table:table-cell>
          <table:table-cell office:value-type="float" office:value="0.144775390625">
            <text:p>0.1447753906</text:p>
          </table:table-cell>
          <table:table-cell table:formula="of:=[.E135]-[.F135]" office:value-type="float" office:value="2.851074218755">
            <text:p>2.8510742188</text:p>
          </table:table-cell>
        </table:table-row>
        <table:table-row table:style-name="ro1">
          <table:table-cell office:value-type="string">
            <text:p>w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9/GEORGIA/2007/b workload: /home/phiri/Projects/masters/random/workload3/w9 </text:p>
          </table:table-cell>
          <table:table-cell office:value-type="float" office:value="10.9560546875">
            <text:p>10.9560546875</text:p>
          </table:table-cell>
          <table:table-cell office:value-type="float" office:value="8.13793945312">
            <text:p>8.1379394531</text:p>
          </table:table-cell>
          <table:table-cell table:formula="of:=[.E136]-[.F136]" office:value-type="float" office:value="2.81811523438">
            <text:p>2.8181152344</text:p>
          </table:table-cell>
        </table:table-row>
        <table:table-row table:style-name="ro1">
          <table:table-cell office:value-type="string">
            <text:p>w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47.305175781">
            <text:p>247.305175781</text:p>
          </table:table-cell>
          <table:table-cell office:value-type="float" office:value="244.61328125">
            <text:p>244.61328125</text:p>
          </table:table-cell>
          <table:table-cell table:formula="of:=[.E137]-[.F137]" office:value-type="float" office:value="2.691894531">
            <text:p>2.69189453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98901367188">
            <text:p>2.9890136719</text:p>
          </table:table-cell>
          <table:table-cell office:value-type="float" office:value="0.1220703125">
            <text:p>0.1220703125</text:p>
          </table:table-cell>
          <table:table-cell table:formula="of:=[.E138]-[.F138]" office:value-type="float" office:value="2.86694335938">
            <text:p>2.8669433594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41796875">
            <text:p>2.841796875</text:p>
          </table:table-cell>
          <table:table-cell office:value-type="float" office:value="0.123779296875">
            <text:p>0.1237792969</text:p>
          </table:table-cell>
          <table:table-cell table:formula="of:=[.E139]-[.F139]" office:value-type="float" office:value="2.718017578125">
            <text:p>2.718017578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6596679688">
            <text:p>2.8659667969</text:p>
          </table:table-cell>
          <table:table-cell office:value-type="float" office:value="0.14208984375">
            <text:p>0.1420898438</text:p>
          </table:table-cell>
          <table:table-cell table:formula="of:=[.E140]-[.F140]" office:value-type="float" office:value="2.72387695313">
            <text:p>2.723876953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0/GEORGIA workload: /home/phiri/Projects/masters/random/workload1/w10 </text:p>
          </table:table-cell>
          <table:table-cell office:value-type="float" office:value="2.84692382812">
            <text:p>2.8469238281</text:p>
          </table:table-cell>
          <table:table-cell office:value-type="float" office:value="0.126953125">
            <text:p>0.126953125</text:p>
          </table:table-cell>
          <table:table-cell table:formula="of:=[.E141]-[.F141]" office:value-type="float" office:value="2.71997070312">
            <text:p>2.719970703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31.194824219">
            <text:p>231.194824219</text:p>
          </table:table-cell>
          <table:table-cell office:value-type="float" office:value="228.530761719">
            <text:p>228.530761719</text:p>
          </table:table-cell>
          <table:table-cell table:formula="of:=[.E142]-[.F142]" office:value-type="float" office:value="2.6640625">
            <text:p>2.6640625</text:p>
          </table:table-cell>
        </table:table-row>
        <table:table-row table:style-name="ro1">
          <table:table-cell office:value-type="string">
            <text:p>w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77001953125">
            <text:p>2.7700195313</text:p>
          </table:table-cell>
          <table:table-cell office:value-type="float" office:value="0.1201171875">
            <text:p>0.1201171875</text:p>
          </table:table-cell>
          <table:table-cell table:formula="of:=[.E143]-[.F143]" office:value-type="float" office:value="2.64990234375">
            <text:p>2.6499023438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796875">
            <text:p>2.796875</text:p>
          </table:table-cell>
          <table:table-cell office:value-type="float" office:value="0.117919921875">
            <text:p>0.1179199219</text:p>
          </table:table-cell>
          <table:table-cell table:formula="of:=[.E144]-[.F144]" office:value-type="float" office:value="2.678955078125">
            <text:p>2.678955078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80590820312">
            <text:p>2.8059082031</text:p>
          </table:table-cell>
          <table:table-cell office:value-type="float" office:value="0.119140625">
            <text:p>0.119140625</text:p>
          </table:table-cell>
          <table:table-cell table:formula="of:=[.E145]-[.F145]" office:value-type="float" office:value="2.68676757812">
            <text:p>2.686767578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0/GEORGIA/2007 workload: /home/phiri/Projects/masters/random/workload2/w10 </text:p>
          </table:table-cell>
          <table:table-cell office:value-type="float" office:value="2.80395507812">
            <text:p>2.8039550781</text:p>
          </table:table-cell>
          <table:table-cell office:value-type="float" office:value="0.12109375">
            <text:p>0.12109375</text:p>
          </table:table-cell>
          <table:table-cell table:formula="of:=[.E146]-[.F146]" office:value-type="float" office:value="2.68286132812">
            <text:p>2.682861328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81.6091308594">
            <text:p>81.6091308594</text:p>
          </table:table-cell>
          <table:table-cell office:value-type="float" office:value="78.9370117188">
            <text:p>78.9370117188</text:p>
          </table:table-cell>
          <table:table-cell table:formula="of:=[.E147]-[.F147]" office:value-type="float" office:value="2.6721191406">
            <text:p>2.6721191406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3.06005859375">
            <text:p>3.0600585938</text:p>
          </table:table-cell>
          <table:table-cell office:value-type="float" office:value="0.14306640625">
            <text:p>0.1430664063</text:p>
          </table:table-cell>
          <table:table-cell table:formula="of:=[.E148]-[.F148]" office:value-type="float" office:value="2.9169921875">
            <text:p>2.9169921875</text:p>
          </table:table-cell>
        </table:table-row>
        <table:table-row table:style-name="ro1">
          <table:table-cell office:value-type="string">
            <text:p>w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78784179688">
            <text:p>2.7878417969</text:p>
          </table:table-cell>
          <table:table-cell office:value-type="float" office:value="0.121826171875">
            <text:p>0.1218261719</text:p>
          </table:table-cell>
          <table:table-cell table:formula="of:=[.E149]-[.F149]" office:value-type="float" office:value="2.666015625005">
            <text:p>2.666015625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82299804688">
            <text:p>2.8229980469</text:p>
          </table:table-cell>
          <table:table-cell office:value-type="float" office:value="0.120849609375">
            <text:p>0.1208496094</text:p>
          </table:table-cell>
          <table:table-cell table:formula="of:=[.E150]-[.F150]" office:value-type="float" office:value="2.702148437505">
            <text:p>2.7021484375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0/GEORGIA/2007/b workload: /home/phiri/Projects/masters/random/workload3/w10 </text:p>
          </table:table-cell>
          <table:table-cell office:value-type="float" office:value="2.84008789062">
            <text:p>2.8400878906</text:p>
          </table:table-cell>
          <table:table-cell office:value-type="float" office:value="0.13037109375">
            <text:p>0.1303710938</text:p>
          </table:table-cell>
          <table:table-cell table:formula="of:=[.E151]-[.F151]" office:value-type="float" office:value="2.70971679687">
            <text:p>2.7097167969</text:p>
          </table:table-cell>
        </table:table-row>
        <table:table-row table:style-name="ro1">
          <table:table-cell office:value-type="string">
            <text:p>w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41.7927246094">
            <text:p>41.7927246094</text:p>
          </table:table-cell>
          <table:table-cell office:value-type="float" office:value="38.75390625">
            <text:p>38.75390625</text:p>
          </table:table-cell>
          <table:table-cell table:formula="of:=[.E152]-[.F152]" office:value-type="float" office:value="3.0388183594">
            <text:p>3.0388183594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97094726562">
            <text:p>2.9709472656</text:p>
          </table:table-cell>
          <table:table-cell office:value-type="float" office:value="0.14697265625">
            <text:p>0.1469726563</text:p>
          </table:table-cell>
          <table:table-cell table:formula="of:=[.E153]-[.F153]" office:value-type="float" office:value="2.82397460937">
            <text:p>2.8239746094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3.05395507812">
            <text:p>3.0539550781</text:p>
          </table:table-cell>
          <table:table-cell office:value-type="float" office:value="0.139892578125">
            <text:p>0.1398925781</text:p>
          </table:table-cell>
          <table:table-cell table:formula="of:=[.E154]-[.F154]" office:value-type="float" office:value="2.914062499995">
            <text:p>2.9140625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9951171875">
            <text:p>2.9951171875</text:p>
          </table:table-cell>
          <table:table-cell office:value-type="float" office:value="0.14013671875">
            <text:p>0.1401367188</text:p>
          </table:table-cell>
          <table:table-cell table:formula="of:=[.E155]-[.F155]" office:value-type="float" office:value="2.85498046875">
            <text:p>2.8549804688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1/GEORGIA workload: /home/phiri/Projects/masters/random/workload1/w11 </text:p>
          </table:table-cell>
          <table:table-cell office:value-type="float" office:value="2.80200195312">
            <text:p>2.8020019531</text:p>
          </table:table-cell>
          <table:table-cell office:value-type="float" office:value="0.125">
            <text:p>0.125</text:p>
          </table:table-cell>
          <table:table-cell table:formula="of:=[.E156]-[.F156]" office:value-type="float" office:value="2.67700195312">
            <text:p>2.677001953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74.3852539062">
            <text:p>74.3852539062</text:p>
          </table:table-cell>
          <table:table-cell office:value-type="float" office:value="71.7092285156">
            <text:p>71.7092285156</text:p>
          </table:table-cell>
          <table:table-cell table:formula="of:=[.E157]-[.F157]" office:value-type="float" office:value="2.6760253906">
            <text:p>2.6760253906</text:p>
          </table:table-cell>
        </table:table-row>
        <table:table-row table:style-name="ro1">
          <table:table-cell office:value-type="string">
            <text:p>w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2495117188">
            <text:p>2.8249511719</text:p>
          </table:table-cell>
          <table:table-cell office:value-type="float" office:value="0.121826171875">
            <text:p>0.1218261719</text:p>
          </table:table-cell>
          <table:table-cell table:formula="of:=[.E158]-[.F158]" office:value-type="float" office:value="2.703125000005">
            <text:p>2.703125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1787109375">
            <text:p>2.8178710938</text:p>
          </table:table-cell>
          <table:table-cell office:value-type="float" office:value="0.163818359375">
            <text:p>0.1638183594</text:p>
          </table:table-cell>
          <table:table-cell table:formula="of:=[.E159]-[.F159]" office:value-type="float" office:value="2.654052734375">
            <text:p>2.6540527344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78295898438">
            <text:p>2.7829589844</text:p>
          </table:table-cell>
          <table:table-cell office:value-type="float" office:value="0.119873046875">
            <text:p>0.1198730469</text:p>
          </table:table-cell>
          <table:table-cell table:formula="of:=[.E160]-[.F160]" office:value-type="float" office:value="2.663085937505">
            <text:p>2.6630859375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1/GEORGIA/2007 workload: /home/phiri/Projects/masters/random/workload2/w11 </text:p>
          </table:table-cell>
          <table:table-cell office:value-type="float" office:value="2.8291015625">
            <text:p>2.8291015625</text:p>
          </table:table-cell>
          <table:table-cell office:value-type="float" office:value="0.120361328125">
            <text:p>0.1203613281</text:p>
          </table:table-cell>
          <table:table-cell table:formula="of:=[.E161]-[.F161]" office:value-type="float" office:value="2.708740234375">
            <text:p>2.7087402344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75.0810546875">
            <text:p>75.0810546875</text:p>
          </table:table-cell>
          <table:table-cell office:value-type="float" office:value="72.3859863281">
            <text:p>72.3859863281</text:p>
          </table:table-cell>
          <table:table-cell table:formula="of:=[.E162]-[.F162]" office:value-type="float" office:value="2.6950683594">
            <text:p>2.6950683594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96997070312">
            <text:p>2.9699707031</text:p>
          </table:table-cell>
          <table:table-cell office:value-type="float" office:value="0.151123046875">
            <text:p>0.1511230469</text:p>
          </table:table-cell>
          <table:table-cell table:formula="of:=[.E163]-[.F163]" office:value-type="float" office:value="2.818847656245">
            <text:p>2.8188476562</text:p>
          </table:table-cell>
        </table:table-row>
        <table:table-row table:style-name="ro1">
          <table:table-cell office:value-type="string">
            <text:p>w1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78198242188">
            <text:p>2.7819824219</text:p>
          </table:table-cell>
          <table:table-cell office:value-type="float" office:value="0.119873046875">
            <text:p>0.1198730469</text:p>
          </table:table-cell>
          <table:table-cell table:formula="of:=[.E164]-[.F164]" office:value-type="float" office:value="2.662109375005">
            <text:p>2.662109375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2.85595703125">
            <text:p>2.8559570313</text:p>
          </table:table-cell>
          <table:table-cell office:value-type="float" office:value="0.1201171875">
            <text:p>0.1201171875</text:p>
          </table:table-cell>
          <table:table-cell table:formula="of:=[.E165]-[.F165]" office:value-type="float" office:value="2.73583984375">
            <text:p>2.7358398438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1/GEORGIA/2007/b workload: /home/phiri/Projects/masters/random/workload3/w11 </text:p>
          </table:table-cell>
          <table:table-cell office:value-type="float" office:value="3.1728515625">
            <text:p>3.1728515625</text:p>
          </table:table-cell>
          <table:table-cell office:value-type="float" office:value="0.14501953125">
            <text:p>0.1450195313</text:p>
          </table:table-cell>
          <table:table-cell table:formula="of:=[.E166]-[.F166]" office:value-type="float" office:value="3.02783203125">
            <text:p>3.0278320313</text:p>
          </table:table-cell>
        </table:table-row>
        <table:table-row table:style-name="ro1">
          <table:table-cell office:value-type="string">
            <text:p>w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64.9260253906">
            <text:p>64.9260253906</text:p>
          </table:table-cell>
          <table:table-cell office:value-type="float" office:value="62.2238769531">
            <text:p>62.2238769531</text:p>
          </table:table-cell>
          <table:table-cell table:formula="of:=[.E167]-[.F167]" office:value-type="float" office:value="2.7021484375">
            <text:p>2.7021484375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2.89892578125">
            <text:p>2.8989257813</text:p>
          </table:table-cell>
          <table:table-cell office:value-type="float" office:value="0.126708984375">
            <text:p>0.1267089844</text:p>
          </table:table-cell>
          <table:table-cell table:formula="of:=[.E168]-[.F168]" office:value-type="float" office:value="2.772216796875">
            <text:p>2.7722167969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5.5029296875">
            <text:p>5.5029296875</text:p>
          </table:table-cell>
          <table:table-cell office:value-type="float" office:value="0.177734375">
            <text:p>0.177734375</text:p>
          </table:table-cell>
          <table:table-cell table:formula="of:=[.E169]-[.F169]" office:value-type="float" office:value="5.3251953125">
            <text:p>5.3251953125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4.52685546875">
            <text:p>4.5268554688</text:p>
          </table:table-cell>
          <table:table-cell office:value-type="float" office:value="0.135986328125">
            <text:p>0.1359863281</text:p>
          </table:table-cell>
          <table:table-cell table:formula="of:=[.E170]-[.F170]" office:value-type="float" office:value="4.390869140625">
            <text:p>4.3908691406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2/GEORGIA workload: /home/phiri/Projects/masters/random/workload1/w12 </text:p>
          </table:table-cell>
          <table:table-cell office:value-type="float" office:value="2.86401367188">
            <text:p>2.8640136719</text:p>
          </table:table-cell>
          <table:table-cell office:value-type="float" office:value="0.14990234375">
            <text:p>0.1499023438</text:p>
          </table:table-cell>
          <table:table-cell table:formula="of:=[.E171]-[.F171]" office:value-type="float" office:value="2.71411132813">
            <text:p>2.7141113281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84.5729980469">
            <text:p>84.5729980469</text:p>
          </table:table-cell>
          <table:table-cell office:value-type="float" office:value="81.6040039062">
            <text:p>81.6040039062</text:p>
          </table:table-cell>
          <table:table-cell table:formula="of:=[.E172]-[.F172]" office:value-type="float" office:value="2.96899414069999">
            <text:p>2.9689941407</text:p>
          </table:table-cell>
        </table:table-row>
        <table:table-row table:style-name="ro1">
          <table:table-cell office:value-type="string">
            <text:p>w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3.09204101562">
            <text:p>3.0920410156</text:p>
          </table:table-cell>
          <table:table-cell office:value-type="float" office:value="0.148193359375">
            <text:p>0.1481933594</text:p>
          </table:table-cell>
          <table:table-cell table:formula="of:=[.E173]-[.F173]" office:value-type="float" office:value="2.943847656245">
            <text:p>2.943847656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2.82080078125">
            <text:p>2.8208007813</text:p>
          </table:table-cell>
          <table:table-cell office:value-type="float" office:value="0.1240234375">
            <text:p>0.1240234375</text:p>
          </table:table-cell>
          <table:table-cell table:formula="of:=[.E174]-[.F174]" office:value-type="float" office:value="2.69677734375">
            <text:p>2.6967773438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2.83178710938">
            <text:p>2.8317871094</text:p>
          </table:table-cell>
          <table:table-cell office:value-type="float" office:value="0.132080078125">
            <text:p>0.1320800781</text:p>
          </table:table-cell>
          <table:table-cell table:formula="of:=[.E175]-[.F175]" office:value-type="float" office:value="2.699707031255">
            <text:p>2.6997070313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2/GEORGIA/2007 workload: /home/phiri/Projects/masters/random/workload2/w12 </text:p>
          </table:table-cell>
          <table:table-cell office:value-type="float" office:value="3.08911132812">
            <text:p>3.0891113281</text:p>
          </table:table-cell>
          <table:table-cell office:value-type="float" office:value="0.14013671875">
            <text:p>0.1401367188</text:p>
          </table:table-cell>
          <table:table-cell table:formula="of:=[.E176]-[.F176]" office:value-type="float" office:value="2.94897460937">
            <text:p>2.9489746094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108.405761719">
            <text:p>108.405761719</text:p>
          </table:table-cell>
          <table:table-cell office:value-type="float" office:value="105.544677734">
            <text:p>105.544677734</text:p>
          </table:table-cell>
          <table:table-cell table:formula="of:=[.E177]-[.F177]" office:value-type="float" office:value="2.86108398499999">
            <text:p>2.861083985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75708007812">
            <text:p>2.7570800781</text:p>
          </table:table-cell>
          <table:table-cell office:value-type="float" office:value="0.1201171875">
            <text:p>0.1201171875</text:p>
          </table:table-cell>
          <table:table-cell table:formula="of:=[.E178]-[.F178]" office:value-type="float" office:value="2.63696289062">
            <text:p>2.6369628906</text:p>
          </table:table-cell>
        </table:table-row>
        <table:table-row table:style-name="ro1">
          <table:table-cell office:value-type="string">
            <text:p>w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3">
            <text:p>3</text:p>
          </table:table-cell>
          <table:table-cell office:value-type="float" office:value="0.13720703125">
            <text:p>0.1372070313</text:p>
          </table:table-cell>
          <table:table-cell table:formula="of:=[.E179]-[.F179]" office:value-type="float" office:value="2.86279296875">
            <text:p>2.8627929688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97631835938">
            <text:p>2.9763183594</text:p>
          </table:table-cell>
          <table:table-cell office:value-type="float" office:value="0.126220703125">
            <text:p>0.1262207031</text:p>
          </table:table-cell>
          <table:table-cell table:formula="of:=[.E180]-[.F180]" office:value-type="float" office:value="2.850097656255">
            <text:p>2.8500976563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2/GEORGIA/2007/b workload: /home/phiri/Projects/masters/random/workload3/w12 </text:p>
          </table:table-cell>
          <table:table-cell office:value-type="float" office:value="2.7470703125">
            <text:p>2.7470703125</text:p>
          </table:table-cell>
          <table:table-cell office:value-type="float" office:value="0.119873046875">
            <text:p>0.1198730469</text:p>
          </table:table-cell>
          <table:table-cell table:formula="of:=[.E181]-[.F181]" office:value-type="float" office:value="2.627197265625">
            <text:p>2.6271972656</text:p>
          </table:table-cell>
        </table:table-row>
        <table:table-row table:style-name="ro1">
          <table:table-cell office:value-type="string">
            <text:p>w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52.4189453125">
            <text:p>52.4189453125</text:p>
          </table:table-cell>
          <table:table-cell office:value-type="float" office:value="49.7019042969">
            <text:p>49.7019042969</text:p>
          </table:table-cell>
          <table:table-cell table:formula="of:=[.E182]-[.F182]" office:value-type="float" office:value="2.7170410156">
            <text:p>2.7170410156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3.0400390625">
            <text:p>3.0400390625</text:p>
          </table:table-cell>
          <table:table-cell office:value-type="float" office:value="0.14501953125">
            <text:p>0.1450195313</text:p>
          </table:table-cell>
          <table:table-cell table:formula="of:=[.E183]-[.F183]" office:value-type="float" office:value="2.89501953125">
            <text:p>2.8950195313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3.0751953125">
            <text:p>3.0751953125</text:p>
          </table:table-cell>
          <table:table-cell office:value-type="float" office:value="0.158203125">
            <text:p>0.158203125</text:p>
          </table:table-cell>
          <table:table-cell table:formula="of:=[.E184]-[.F184]" office:value-type="float" office:value="2.9169921875">
            <text:p>2.9169921875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2.77197265625">
            <text:p>2.7719726563</text:p>
          </table:table-cell>
          <table:table-cell office:value-type="float" office:value="0.122802734375">
            <text:p>0.1228027344</text:p>
          </table:table-cell>
          <table:table-cell table:formula="of:=[.E185]-[.F185]" office:value-type="float" office:value="2.649169921875">
            <text:p>2.649169921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3/GEORGIA workload: /home/phiri/Projects/masters/random/workload1/w13 </text:p>
          </table:table-cell>
          <table:table-cell office:value-type="float" office:value="2.77319335938">
            <text:p>2.7731933594</text:p>
          </table:table-cell>
          <table:table-cell office:value-type="float" office:value="0.125244140625">
            <text:p>0.1252441406</text:p>
          </table:table-cell>
          <table:table-cell table:formula="of:=[.E186]-[.F186]" office:value-type="float" office:value="2.647949218755">
            <text:p>2.6479492188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121.476806641">
            <text:p>121.476806641</text:p>
          </table:table-cell>
          <table:table-cell office:value-type="float" office:value="118.682861328">
            <text:p>118.682861328</text:p>
          </table:table-cell>
          <table:table-cell table:formula="of:=[.E187]-[.F187]" office:value-type="float" office:value="2.79394531299999">
            <text:p>2.793945313</text:p>
          </table:table-cell>
        </table:table-row>
        <table:table-row table:style-name="ro1">
          <table:table-cell office:value-type="string">
            <text:p>w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4.02124023438">
            <text:p>4.0212402344</text:p>
          </table:table-cell>
          <table:table-cell office:value-type="float" office:value="0.132080078125">
            <text:p>0.1320800781</text:p>
          </table:table-cell>
          <table:table-cell table:formula="of:=[.E188]-[.F188]" office:value-type="float" office:value="3.889160156255">
            <text:p>3.8891601563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92407226562">
            <text:p>2.9240722656</text:p>
          </table:table-cell>
          <table:table-cell office:value-type="float" office:value="0.126220703125">
            <text:p>0.1262207031</text:p>
          </table:table-cell>
          <table:table-cell table:formula="of:=[.E189]-[.F189]" office:value-type="float" office:value="2.797851562495">
            <text:p>2.7978515625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79077148438">
            <text:p>2.7907714844</text:p>
          </table:table-cell>
          <table:table-cell office:value-type="float" office:value="0.125">
            <text:p>0.125</text:p>
          </table:table-cell>
          <table:table-cell table:formula="of:=[.E190]-[.F190]" office:value-type="float" office:value="2.66577148438">
            <text:p>2.6657714844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3/GEORGIA/2007 workload: /home/phiri/Projects/masters/random/workload2/w13 </text:p>
          </table:table-cell>
          <table:table-cell office:value-type="float" office:value="2.79272460938">
            <text:p>2.7927246094</text:p>
          </table:table-cell>
          <table:table-cell office:value-type="float" office:value="0.123046875">
            <text:p>0.123046875</text:p>
          </table:table-cell>
          <table:table-cell table:formula="of:=[.E191]-[.F191]" office:value-type="float" office:value="2.66967773438">
            <text:p>2.6696777344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358.58203125">
            <text:p>358.58203125</text:p>
          </table:table-cell>
          <table:table-cell office:value-type="float" office:value="355.802978516">
            <text:p>355.802978516</text:p>
          </table:table-cell>
          <table:table-cell table:formula="of:=[.E192]-[.F192]" office:value-type="float" office:value="2.779052734">
            <text:p>2.779052734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6904296875">
            <text:p>2.7690429688</text:p>
          </table:table-cell>
          <table:table-cell office:value-type="float" office:value="0.1220703125">
            <text:p>0.1220703125</text:p>
          </table:table-cell>
          <table:table-cell table:formula="of:=[.E193]-[.F193]" office:value-type="float" office:value="2.64697265625">
            <text:p>2.6469726563</text:p>
          </table:table-cell>
        </table:table-row>
        <table:table-row table:style-name="ro1">
          <table:table-cell office:value-type="string">
            <text:p>w13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4609375">
            <text:p>2.74609375</text:p>
          </table:table-cell>
          <table:table-cell office:value-type="float" office:value="0.120849609375">
            <text:p>0.1208496094</text:p>
          </table:table-cell>
          <table:table-cell table:formula="of:=[.E194]-[.F194]" office:value-type="float" office:value="2.625244140625">
            <text:p>2.6252441406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77172851562">
            <text:p>2.7717285156</text:p>
          </table:table-cell>
          <table:table-cell office:value-type="float" office:value="0.1220703125">
            <text:p>0.1220703125</text:p>
          </table:table-cell>
          <table:table-cell table:formula="of:=[.E195]-[.F195]" office:value-type="float" office:value="2.64965820312">
            <text:p>2.6496582031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3/GEORGIA/2007/b workload: /home/phiri/Projects/masters/random/workload3/w13 </text:p>
          </table:table-cell>
          <table:table-cell office:value-type="float" office:value="2.94189453125">
            <text:p>2.9418945313</text:p>
          </table:table-cell>
          <table:table-cell office:value-type="float" office:value="0.119140625">
            <text:p>0.119140625</text:p>
          </table:table-cell>
          <table:table-cell table:formula="of:=[.E196]-[.F196]" office:value-type="float" office:value="2.82275390625">
            <text:p>2.8227539063</text:p>
          </table:table-cell>
        </table:table-row>
        <table:table-row table:style-name="ro1">
          <table:table-cell office:value-type="string">
            <text:p>w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33.00390625">
            <text:p>33.00390625</text:p>
          </table:table-cell>
          <table:table-cell office:value-type="float" office:value="30.3381347656">
            <text:p>30.3381347656</text:p>
          </table:table-cell>
          <table:table-cell table:formula="of:=[.E197]-[.F197]" office:value-type="float" office:value="2.6657714844">
            <text:p>2.6657714844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81005859375">
            <text:p>2.8100585938</text:p>
          </table:table-cell>
          <table:table-cell office:value-type="float" office:value="0.129150390625">
            <text:p>0.1291503906</text:p>
          </table:table-cell>
          <table:table-cell table:formula="of:=[.E198]-[.F198]" office:value-type="float" office:value="2.680908203125">
            <text:p>2.6809082031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75903320312">
            <text:p>2.7590332031</text:p>
          </table:table-cell>
          <table:table-cell office:value-type="float" office:value="0.1240234375">
            <text:p>0.1240234375</text:p>
          </table:table-cell>
          <table:table-cell table:formula="of:=[.E199]-[.F199]" office:value-type="float" office:value="2.63500976562">
            <text:p>2.635009765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96997070312">
            <text:p>2.9699707031</text:p>
          </table:table-cell>
          <table:table-cell office:value-type="float" office:value="0.1328125">
            <text:p>0.1328125</text:p>
          </table:table-cell>
          <table:table-cell table:formula="of:=[.E200]-[.F200]" office:value-type="float" office:value="2.83715820312">
            <text:p>2.8371582031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4/GEORGIA workload: /home/phiri/Projects/masters/random/workload1/w14 </text:p>
          </table:table-cell>
          <table:table-cell office:value-type="float" office:value="2.77026367188">
            <text:p>2.7702636719</text:p>
          </table:table-cell>
          <table:table-cell office:value-type="float" office:value="0.128173828125">
            <text:p>0.1281738281</text:p>
          </table:table-cell>
          <table:table-cell table:formula="of:=[.E201]-[.F201]" office:value-type="float" office:value="2.642089843755">
            <text:p>2.6420898438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108.615966797">
            <text:p>108.615966797</text:p>
          </table:table-cell>
          <table:table-cell office:value-type="float" office:value="105.8828125">
            <text:p>105.8828125</text:p>
          </table:table-cell>
          <table:table-cell table:formula="of:=[.E202]-[.F202]" office:value-type="float" office:value="2.733154297">
            <text:p>2.733154297</text:p>
          </table:table-cell>
        </table:table-row>
        <table:table-row table:style-name="ro1">
          <table:table-cell office:value-type="string">
            <text:p>w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74194335938">
            <text:p>2.7419433594</text:p>
          </table:table-cell>
          <table:table-cell office:value-type="float" office:value="0.1240234375">
            <text:p>0.1240234375</text:p>
          </table:table-cell>
          <table:table-cell table:formula="of:=[.E203]-[.F203]" office:value-type="float" office:value="2.61791992188">
            <text:p>2.6179199219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81201171875">
            <text:p>2.8120117188</text:p>
          </table:table-cell>
          <table:table-cell office:value-type="float" office:value="0.120849609375">
            <text:p>0.1208496094</text:p>
          </table:table-cell>
          <table:table-cell table:formula="of:=[.E204]-[.F204]" office:value-type="float" office:value="2.691162109375">
            <text:p>2.6911621094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95776367188">
            <text:p>2.9577636719</text:p>
          </table:table-cell>
          <table:table-cell office:value-type="float" office:value="0.1298828125">
            <text:p>0.1298828125</text:p>
          </table:table-cell>
          <table:table-cell table:formula="of:=[.E205]-[.F205]" office:value-type="float" office:value="2.82788085938">
            <text:p>2.8278808594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4/GEORGIA/2007 workload: /home/phiri/Projects/masters/random/workload2/w14 </text:p>
          </table:table-cell>
          <table:table-cell office:value-type="float" office:value="2.89599609375">
            <text:p>2.8959960938</text:p>
          </table:table-cell>
          <table:table-cell office:value-type="float" office:value="0.1240234375">
            <text:p>0.1240234375</text:p>
          </table:table-cell>
          <table:table-cell table:formula="of:=[.E206]-[.F206]" office:value-type="float" office:value="2.77197265625">
            <text:p>2.7719726563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80.5">
            <text:p>80.5</text:p>
          </table:table-cell>
          <table:table-cell office:value-type="float" office:value="77.83203125">
            <text:p>77.83203125</text:p>
          </table:table-cell>
          <table:table-cell table:formula="of:=[.E207]-[.F207]" office:value-type="float" office:value="2.66796875">
            <text:p>2.66796875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5805664062">
            <text:p>2.7580566406</text:p>
          </table:table-cell>
          <table:table-cell office:value-type="float" office:value="0.1201171875">
            <text:p>0.1201171875</text:p>
          </table:table-cell>
          <table:table-cell table:formula="of:=[.E208]-[.F208]" office:value-type="float" office:value="2.63793945312">
            <text:p>2.6379394531</text:p>
          </table:table-cell>
        </table:table-row>
        <table:table-row table:style-name="ro1">
          <table:table-cell office:value-type="string">
            <text:p>w1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81518554688">
            <text:p>2.8151855469</text:p>
          </table:table-cell>
          <table:table-cell office:value-type="float" office:value="0.119140625">
            <text:p>0.119140625</text:p>
          </table:table-cell>
          <table:table-cell table:formula="of:=[.E209]-[.F209]" office:value-type="float" office:value="2.69604492188">
            <text:p>2.6960449219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8173828125">
            <text:p>2.7817382813</text:p>
          </table:table-cell>
          <table:table-cell office:value-type="float" office:value="0.122802734375">
            <text:p>0.1228027344</text:p>
          </table:table-cell>
          <table:table-cell table:formula="of:=[.E210]-[.F210]" office:value-type="float" office:value="2.658935546875">
            <text:p>2.6589355469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4/GEORGIA/2007/b workload: /home/phiri/Projects/masters/random/workload3/w14 </text:p>
          </table:table-cell>
          <table:table-cell office:value-type="float" office:value="2.748046875">
            <text:p>2.748046875</text:p>
          </table:table-cell>
          <table:table-cell office:value-type="float" office:value="0.120361328125">
            <text:p>0.1203613281</text:p>
          </table:table-cell>
          <table:table-cell table:formula="of:=[.E211]-[.F211]" office:value-type="float" office:value="2.627685546875">
            <text:p>2.6276855469</text:p>
          </table:table-cell>
        </table:table-row>
        <table:table-row table:style-name="ro1">
          <table:table-cell office:value-type="string">
            <text:p>w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56.9641113281">
            <text:p>56.9641113281</text:p>
          </table:table-cell>
          <table:table-cell office:value-type="float" office:value="54.1301269531">
            <text:p>54.1301269531</text:p>
          </table:table-cell>
          <table:table-cell table:formula="of:=[.E212]-[.F212]" office:value-type="float" office:value="2.833984375">
            <text:p>2.833984375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7890625">
            <text:p>2.7890625</text:p>
          </table:table-cell>
          <table:table-cell office:value-type="float" office:value="0.128173828125">
            <text:p>0.1281738281</text:p>
          </table:table-cell>
          <table:table-cell table:formula="of:=[.E213]-[.F213]" office:value-type="float" office:value="2.660888671875">
            <text:p>2.6608886719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80688476562">
            <text:p>2.8068847656</text:p>
          </table:table-cell>
          <table:table-cell office:value-type="float" office:value="0.1298828125">
            <text:p>0.1298828125</text:p>
          </table:table-cell>
          <table:table-cell table:formula="of:=[.E214]-[.F214]" office:value-type="float" office:value="2.67700195312">
            <text:p>2.6770019531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2.93188476562">
            <text:p>2.9318847656</text:p>
          </table:table-cell>
          <table:table-cell office:value-type="float" office:value="0.130859375">
            <text:p>0.130859375</text:p>
          </table:table-cell>
          <table:table-cell table:formula="of:=[.E215]-[.F215]" office:value-type="float" office:value="2.80102539062">
            <text:p>2.8010253906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1/w15/GEORGIA workload: /home/phiri/Projects/masters/random/workload1/w15 </text:p>
          </table:table-cell>
          <table:table-cell office:value-type="float" office:value="3.20825195312">
            <text:p>3.2082519531</text:p>
          </table:table-cell>
          <table:table-cell office:value-type="float" office:value="0.153076171875">
            <text:p>0.1530761719</text:p>
          </table:table-cell>
          <table:table-cell table:formula="of:=[.E216]-[.F216]" office:value-type="float" office:value="3.055175781245">
            <text:p>3.0551757812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77.6860351562">
            <text:p>77.6860351562</text:p>
          </table:table-cell>
          <table:table-cell office:value-type="float" office:value="75.0219726562">
            <text:p>75.0219726562</text:p>
          </table:table-cell>
          <table:table-cell table:formula="of:=[.E217]-[.F217]" office:value-type="float" office:value="2.6640625">
            <text:p>2.6640625</text:p>
          </table:table-cell>
        </table:table-row>
        <table:table-row table:style-name="ro1">
          <table:table-cell office:value-type="string">
            <text:p>w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3.1376953125">
            <text:p>3.1376953125</text:p>
          </table:table-cell>
          <table:table-cell office:value-type="float" office:value="0.15283203125">
            <text:p>0.1528320313</text:p>
          </table:table-cell>
          <table:table-cell table:formula="of:=[.E218]-[.F218]" office:value-type="float" office:value="2.98486328125">
            <text:p>2.9848632813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2.76586914062">
            <text:p>2.7658691406</text:p>
          </table:table-cell>
          <table:table-cell office:value-type="float" office:value="0.123046875">
            <text:p>0.123046875</text:p>
          </table:table-cell>
          <table:table-cell table:formula="of:=[.E219]-[.F219]" office:value-type="float" office:value="2.64282226562">
            <text:p>2.6428222656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3.09887695312">
            <text:p>3.0988769531</text:p>
          </table:table-cell>
          <table:table-cell office:value-type="float" office:value="0.12890625">
            <text:p>0.12890625</text:p>
          </table:table-cell>
          <table:table-cell table:formula="of:=[.E220]-[.F220]" office:value-type="float" office:value="2.96997070312">
            <text:p>2.9699707031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2/w15/GEORGIA/2007 workload: /home/phiri/Projects/masters/random/workload2/w15 </text:p>
          </table:table-cell>
          <table:table-cell office:value-type="float" office:value="2.7978515625">
            <text:p>2.7978515625</text:p>
          </table:table-cell>
          <table:table-cell office:value-type="float" office:value="0.12890625">
            <text:p>0.12890625</text:p>
          </table:table-cell>
          <table:table-cell table:formula="of:=[.E221]-[.F221]" office:value-type="float" office:value="2.6689453125">
            <text:p>2.6689453125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106.170166016">
            <text:p>106.170166016</text:p>
          </table:table-cell>
          <table:table-cell office:value-type="float" office:value="103.504150391">
            <text:p>103.504150391</text:p>
          </table:table-cell>
          <table:table-cell table:formula="of:=[.E222]-[.F222]" office:value-type="float" office:value="2.666015625">
            <text:p>2.666015625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79321289062">
            <text:p>2.7932128906</text:p>
          </table:table-cell>
          <table:table-cell office:value-type="float" office:value="0.1220703125">
            <text:p>0.1220703125</text:p>
          </table:table-cell>
          <table:table-cell table:formula="of:=[.E223]-[.F223]" office:value-type="float" office:value="2.67114257812">
            <text:p>2.6711425781</text:p>
          </table:table-cell>
        </table:table-row>
        <table:table-row table:style-name="ro1">
          <table:table-cell office:value-type="string">
            <text:p>w1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85107421875">
            <text:p>2.8510742188</text:p>
          </table:table-cell>
          <table:table-cell office:value-type="float" office:value="0.120849609375">
            <text:p>0.1208496094</text:p>
          </table:table-cell>
          <table:table-cell table:formula="of:=[.E224]-[.F224]" office:value-type="float" office:value="2.730224609375">
            <text:p>2.7302246094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85424804688">
            <text:p>2.8542480469</text:p>
          </table:table-cell>
          <table:table-cell office:value-type="float" office:value="0.121337890625">
            <text:p>0.1213378906</text:p>
          </table:table-cell>
          <table:table-cell table:formula="of:=[.E225]-[.F225]" office:value-type="float" office:value="2.732910156255">
            <text:p>2.7329101563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/home/phiri/Projects/masters/random/workload3/w15/GEORGIA/2007/b workload: /home/phiri/Projects/masters/random/workload3/w15 </text:p>
          </table:table-cell>
          <table:table-cell office:value-type="float" office:value="2.78686523438">
            <text:p>2.7868652344</text:p>
          </table:table-cell>
          <table:table-cell office:value-type="float" office:value="0.14404296875">
            <text:p>0.1440429688</text:p>
          </table:table-cell>
          <table:table-cell table:formula="of:=[.E226]-[.F226]" office:value-type="float" office:value="2.64282226563">
            <text:p>2.6428222656</text:p>
          </table:table-cell>
        </table:table-row>
      </table:table>
      <table:table table:name="Pivot Table_Sheet1_1" table:style-name="ta1">
        <table:table-column table:style-name="co1" table:default-cell-style-name="ce5"/>
        <table:table-column table:style-name="co7" table:default-cell-style-name="ce11"/>
        <table:table-column table:style-name="co8" table:default-cell-style-name="Pivot_20_Table_20_Value"/>
        <table:table-column table:style-name="co9" table:default-cell-style-name="ce19"/>
        <table:table-column table:style-name="co7" table:default-cell-style-name="ce11"/>
        <table:table-column table:style-name="co8" table:default-cell-style-name="Pivot_20_Table_20_Value"/>
        <table:table-column table:style-name="co9" table:default-cell-style-name="ce19"/>
        <table:table-column table:style-name="co7" table:default-cell-style-name="ce11"/>
        <table:table-column table:style-name="co8" table:default-cell-style-name="Pivot_20_Table_20_Value"/>
        <table:table-column table:style-name="co9" table:default-cell-style-name="ce25"/>
        <table:table-row table:style-name="ro2">
          <table:table-cell table:style-name="Default" office:value-type="string">
            <text:p>Filter</text:p>
          </table:table-cell>
          <table:table-cell table:style-name="Default" table:number-columns-repeated="9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"/>
          <table:table-cell table:style-name="ce7" office:value-type="string">
            <text:p>Level</text:p>
          </table:table-cell>
          <table:table-cell table:style-name="ce7" office:value-type="string">
            <text:p>Data</text:p>
          </table:table-cell>
          <table:table-cell table:style-name="ce17" table:number-columns-repeated="6"/>
          <table:table-cell table:style-name="ce21"/>
        </table:table-row>
        <table:table-row table:style-name="ro2">
          <table:table-cell table:style-name="ce2"/>
          <table:table-cell table:style-name="ce8" office:value-type="float" office:value="1">
            <text:p>1</text:p>
          </table:table-cell>
          <table:table-cell table:style-name="Pivot_20_Table_20_Category" table:number-columns-repeated="2"/>
          <table:table-cell table:style-name="Pivot_20_Table_20_Category" office:value-type="float" office:value="2">
            <text:p>2</text:p>
          </table:table-cell>
          <table:table-cell table:style-name="Pivot_20_Table_20_Category" table:number-columns-repeated="2"/>
          <table:table-cell table:style-name="Pivot_20_Table_20_Category" office:value-type="float" office:value="3">
            <text:p>3</text:p>
          </table:table-cell>
          <table:table-cell table:style-name="Pivot_20_Table_20_Category"/>
          <table:table-cell table:style-name="ce22"/>
        </table:table-row>
        <table:table-row table:style-name="ro2">
          <table:table-cell table:style-name="ce3" office:value-type="string">
            <text:p>Workload</text:p>
          </table:table-cell>
          <table:table-cell table:style-name="ce9" office:value-type="string">
            <text:p>Average - TotalTime</text:p>
          </table:table-cell>
          <table:table-cell table:style-name="ce13" office:value-type="string">
            <text:p>Average - Parsing</text:p>
          </table:table-cell>
          <table:table-cell table:style-name="ce13" office:value-type="string">
            <text:p>Average - WriteTime</text:p>
          </table:table-cell>
          <table:table-cell table:style-name="ce13" office:value-type="string">
            <text:p>Average - TotalTime</text:p>
          </table:table-cell>
          <table:table-cell table:style-name="ce13" office:value-type="string">
            <text:p>Average - Parsing</text:p>
          </table:table-cell>
          <table:table-cell table:style-name="ce13" office:value-type="string">
            <text:p>Average - WriteTime</text:p>
          </table:table-cell>
          <table:table-cell table:style-name="ce13" office:value-type="string">
            <text:p>Average - TotalTime</text:p>
          </table:table-cell>
          <table:table-cell table:style-name="ce13" office:value-type="string">
            <text:p>Average - Parsing</text:p>
          </table:table-cell>
          <table:table-cell table:style-name="ce23" office:value-type="string">
            <text:p>Average - WriteTime</text:p>
          </table:table-cell>
        </table:table-row>
        <table:table-row table:style-name="ro2">
          <table:table-cell table:style-name="ce4" office:value-type="string">
            <text:p>w1</text:p>
          </table:table-cell>
          <table:table-cell table:style-name="ce10" office:value-type="float" office:value="4.79052734375">
            <text:p>4.7905273438</text:p>
          </table:table-cell>
          <table:table-cell table:style-name="ce14" office:value-type="float" office:value="3.02490234374875">
            <text:p>3.0249023437</text:p>
          </table:table-cell>
          <table:table-cell table:style-name="ce18" office:value-type="float" office:value="1.76562500000125">
            <text:p>1.765625</text:p>
          </table:table-cell>
          <table:table-cell table:style-name="ce10" office:value-type="float" office:value="4.1479492187475">
            <text:p>4.1479492187</text:p>
          </table:table-cell>
          <table:table-cell table:style-name="ce14" office:value-type="float" office:value="3.99871826171625">
            <text:p>3.9987182617</text:p>
          </table:table-cell>
          <table:table-cell table:style-name="ce18" office:value-type="float" office:value="0.14923095703125">
            <text:p>0.149230957</text:p>
          </table:table-cell>
          <table:table-cell table:style-name="ce10" office:value-type="float" office:value="4.1220703125">
            <text:p>4.1220703125</text:p>
          </table:table-cell>
          <table:table-cell table:style-name="ce14" office:value-type="float" office:value="3.98492431640625">
            <text:p>3.9849243164</text:p>
          </table:table-cell>
          <table:table-cell table:style-name="ce24" office:value-type="float" office:value="0.13714599609375">
            <text:p>0.137145996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.88592529297">
            <text:p>2.885925293</text:p>
          </table:table-cell>
          <table:table-cell office:value-type="float" office:value="2.75720214843875">
            <text:p>2.7572021484</text:p>
          </table:table-cell>
          <table:table-cell office:value-type="float" office:value="0.12872314453125">
            <text:p>0.1287231445</text:p>
          </table:table-cell>
          <table:table-cell office:value-type="float" office:value="2.7941894531225">
            <text:p>2.7941894531</text:p>
          </table:table-cell>
          <table:table-cell office:value-type="float" office:value="2.67462158202875">
            <text:p>2.674621582</text:p>
          </table:table-cell>
          <table:table-cell office:value-type="float" office:value="0.11956787109375">
            <text:p>0.1195678711</text:p>
          </table:table-cell>
          <table:table-cell office:value-type="float" office:value="2.8777465820325">
            <text:p>2.877746582</text:p>
          </table:table-cell>
          <table:table-cell office:value-type="float" office:value="2.74871826172">
            <text:p>2.7487182617</text:p>
          </table:table-cell>
          <table:table-cell office:value-type="float" office:value="0.1290283203125">
            <text:p>0.1290283203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.95550537109">
            <text:p>2.9555053711</text:p>
          </table:table-cell>
          <table:table-cell office:value-type="float" office:value="2.81750488280875">
            <text:p>2.8175048828</text:p>
          </table:table-cell>
          <table:table-cell office:value-type="float" office:value="0.13800048828125">
            <text:p>0.1380004883</text:p>
          </table:table-cell>
          <table:table-cell office:value-type="float" office:value="2.8137207031275">
            <text:p>2.8137207031</text:p>
          </table:table-cell>
          <table:table-cell office:value-type="float" office:value="2.682250976565">
            <text:p>2.6822509766</text:p>
          </table:table-cell>
          <table:table-cell office:value-type="float" office:value="0.1314697265625">
            <text:p>0.1314697266</text:p>
          </table:table-cell>
          <table:table-cell office:value-type="float" office:value="2.9451904296875">
            <text:p>2.9451904297</text:p>
          </table:table-cell>
          <table:table-cell office:value-type="float" office:value="2.8111572265625">
            <text:p>2.8111572266</text:p>
          </table:table-cell>
          <table:table-cell office:value-type="float" office:value="0.134033203125">
            <text:p>0.134033203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3.948181152345">
            <text:p>3.9481811523</text:p>
          </table:table-cell>
          <table:table-cell office:value-type="float" office:value="3.8005981445325">
            <text:p>3.8005981445</text:p>
          </table:table-cell>
          <table:table-cell office:value-type="float" office:value="0.1475830078125">
            <text:p>0.1475830078</text:p>
          </table:table-cell>
          <table:table-cell office:value-type="float" office:value="2.9584350585925">
            <text:p>2.9584350586</text:p>
          </table:table-cell>
          <table:table-cell office:value-type="float" office:value="2.822326660155">
            <text:p>2.8223266602</text:p>
          </table:table-cell>
          <table:table-cell office:value-type="float" office:value="0.1361083984375">
            <text:p>0.1361083984</text:p>
          </table:table-cell>
          <table:table-cell office:value-type="float" office:value="2.8701171875">
            <text:p>2.8701171875</text:p>
          </table:table-cell>
          <table:table-cell office:value-type="float" office:value="2.7442626953125">
            <text:p>2.7442626953</text:p>
          </table:table-cell>
          <table:table-cell office:value-type="float" office:value="0.1258544921875">
            <text:p>0.1258544922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.9151000976575">
            <text:p>2.9151000977</text:p>
          </table:table-cell>
          <table:table-cell office:value-type="float" office:value="2.777282714845">
            <text:p>2.7772827148</text:p>
          </table:table-cell>
          <table:table-cell office:value-type="float" office:value="0.1378173828125">
            <text:p>0.1378173828</text:p>
          </table:table-cell>
          <table:table-cell office:value-type="float" office:value="3.13220214844">
            <text:p>3.1322021484</text:p>
          </table:table-cell>
          <table:table-cell office:value-type="float" office:value="3.0056152343775">
            <text:p>3.0056152344</text:p>
          </table:table-cell>
          <table:table-cell office:value-type="float" office:value="0.1265869140625">
            <text:p>0.1265869141</text:p>
          </table:table-cell>
          <table:table-cell office:value-type="float" office:value="2.807189941405">
            <text:p>2.8071899414</text:p>
          </table:table-cell>
          <table:table-cell office:value-type="float" office:value="2.68615722656125">
            <text:p>2.6861572266</text:p>
          </table:table-cell>
          <table:table-cell office:value-type="float" office:value="0.12103271484375">
            <text:p>0.1210327148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.8273315429675">
            <text:p>2.827331543</text:p>
          </table:table-cell>
          <table:table-cell office:value-type="float" office:value="2.698791503905">
            <text:p>2.6987915039</text:p>
          </table:table-cell>
          <table:table-cell office:value-type="float" office:value="0.1285400390625">
            <text:p>0.1285400391</text:p>
          </table:table-cell>
          <table:table-cell office:value-type="float" office:value="2.85192871094">
            <text:p>2.8519287109</text:p>
          </table:table-cell>
          <table:table-cell office:value-type="float" office:value="2.72723388672125">
            <text:p>2.7272338867</text:p>
          </table:table-cell>
          <table:table-cell office:value-type="float" office:value="0.12469482421875">
            <text:p>0.1246948242</text:p>
          </table:table-cell>
          <table:table-cell office:value-type="float" office:value="2.7757568359375">
            <text:p>2.7757568359</text:p>
          </table:table-cell>
          <table:table-cell office:value-type="float" office:value="2.6551513671875">
            <text:p>2.6551513672</text:p>
          </table:table-cell>
          <table:table-cell office:value-type="float" office:value="0.12060546875">
            <text:p>0.1206054688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.93402099609">
            <text:p>2.9340209961</text:p>
          </table:table-cell>
          <table:table-cell office:value-type="float" office:value="2.798522949215">
            <text:p>2.7985229492</text:p>
          </table:table-cell>
          <table:table-cell office:value-type="float" office:value="0.135498046875">
            <text:p>0.1354980469</text:p>
          </table:table-cell>
          <table:table-cell office:value-type="float" office:value="2.950073242185">
            <text:p>2.9500732422</text:p>
          </table:table-cell>
          <table:table-cell office:value-type="float" office:value="2.8166503906225">
            <text:p>2.8166503906</text:p>
          </table:table-cell>
          <table:table-cell office:value-type="float" office:value="0.1334228515625">
            <text:p>0.1334228516</text:p>
          </table:table-cell>
          <table:table-cell office:value-type="float" office:value="2.8213500976575">
            <text:p>2.8213500977</text:p>
          </table:table-cell>
          <table:table-cell office:value-type="float" office:value="2.694274902345">
            <text:p>2.6942749023</text:p>
          </table:table-cell>
          <table:table-cell office:value-type="float" office:value="0.1270751953125">
            <text:p>0.1270751953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5.693542480455">
            <text:p>5.6935424805</text:p>
          </table:table-cell>
          <table:table-cell office:value-type="float" office:value="5.5662231445175">
            <text:p>5.5662231445</text:p>
          </table:table-cell>
          <table:table-cell office:value-type="float" office:value="0.1273193359375">
            <text:p>0.1273193359</text:p>
          </table:table-cell>
          <table:table-cell office:value-type="float" office:value="5.0902099609275">
            <text:p>5.0902099609</text:p>
          </table:table-cell>
          <table:table-cell office:value-type="float" office:value="4.9588623046775">
            <text:p>4.9588623047</text:p>
          </table:table-cell>
          <table:table-cell office:value-type="float" office:value="0.13134765625">
            <text:p>0.1313476563</text:p>
          </table:table-cell>
          <table:table-cell office:value-type="float" office:value="4.023498535155">
            <text:p>4.0234985352</text:p>
          </table:table-cell>
          <table:table-cell office:value-type="float" office:value="3.87646484374875">
            <text:p>3.8764648437</text:p>
          </table:table-cell>
          <table:table-cell office:value-type="float" office:value="0.14703369140625">
            <text:p>0.147033691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.7890625">
            <text:p>2.7890625</text:p>
          </table:table-cell>
          <table:table-cell office:value-type="float" office:value="2.66888427734375">
            <text:p>2.6688842773</text:p>
          </table:table-cell>
          <table:table-cell office:value-type="float" office:value="0.12017822265625">
            <text:p>0.1201782227</text:p>
          </table:table-cell>
          <table:table-cell office:value-type="float" office:value="2.868225097655">
            <text:p>2.8682250977</text:p>
          </table:table-cell>
          <table:table-cell office:value-type="float" office:value="2.73999023437375">
            <text:p>2.7399902344</text:p>
          </table:table-cell>
          <table:table-cell office:value-type="float" office:value="0.12823486328125">
            <text:p>0.1282348633</text:p>
          </table:table-cell>
          <table:table-cell office:value-type="float" office:value="2.942932128905">
            <text:p>2.9429321289</text:p>
          </table:table-cell>
          <table:table-cell office:value-type="float" office:value="2.8107299804675">
            <text:p>2.8107299805</text:p>
          </table:table-cell>
          <table:table-cell office:value-type="float" office:value="0.1322021484375">
            <text:p>0.132202148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.7841796875">
            <text:p>2.7841796875</text:p>
          </table:table-cell>
          <table:table-cell office:value-type="float" office:value="2.66357421875">
            <text:p>2.6635742188</text:p>
          </table:table-cell>
          <table:table-cell office:value-type="float" office:value="0.12060546875">
            <text:p>0.1206054688</text:p>
          </table:table-cell>
          <table:table-cell office:value-type="float" office:value="4.0819091796875">
            <text:p>4.0819091797</text:p>
          </table:table-cell>
          <table:table-cell office:value-type="float" office:value="3.9505615234375">
            <text:p>3.9505615234</text:p>
          </table:table-cell>
          <table:table-cell office:value-type="float" office:value="0.13134765625">
            <text:p>0.1313476563</text:p>
          </table:table-cell>
          <table:table-cell office:value-type="float" office:value="2.8392944335975">
            <text:p>2.8392944336</text:p>
          </table:table-cell>
          <table:table-cell office:value-type="float" office:value="2.71582031250375">
            <text:p>2.7158203125</text:p>
          </table:table-cell>
          <table:table-cell office:value-type="float" office:value="0.12347412109375">
            <text:p>0.1234741211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.83837890625">
            <text:p>2.8383789063</text:p>
          </table:table-cell>
          <table:table-cell office:value-type="float" office:value="2.7083740234375">
            <text:p>2.7083740234</text:p>
          </table:table-cell>
          <table:table-cell office:value-type="float" office:value="0.1300048828125">
            <text:p>0.1300048828</text:p>
          </table:table-cell>
          <table:table-cell office:value-type="float" office:value="2.86328125">
            <text:p>2.86328125</text:p>
          </table:table-cell>
          <table:table-cell office:value-type="float" office:value="2.736328125">
            <text:p>2.736328125</text:p>
          </table:table-cell>
          <table:table-cell office:value-type="float" office:value="0.126953125">
            <text:p>0.126953125</text:p>
          </table:table-cell>
          <table:table-cell office:value-type="float" office:value="2.935974121095">
            <text:p>2.9359741211</text:p>
          </table:table-cell>
          <table:table-cell office:value-type="float" office:value="2.80798339843875">
            <text:p>2.8079833984</text:p>
          </table:table-cell>
          <table:table-cell office:value-type="float" office:value="0.12799072265625">
            <text:p>0.1279907227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.7758789062475">
            <text:p>2.7758789062</text:p>
          </table:table-cell>
          <table:table-cell office:value-type="float" office:value="2.65582275390375">
            <text:p>2.6558227539</text:p>
          </table:table-cell>
          <table:table-cell office:value-type="float" office:value="0.12005615234375">
            <text:p>0.1200561523</text:p>
          </table:table-cell>
          <table:table-cell office:value-type="float" office:value="2.8979492187525">
            <text:p>2.8979492188</text:p>
          </table:table-cell>
          <table:table-cell office:value-type="float" office:value="2.77239990234625">
            <text:p>2.7723999023</text:p>
          </table:table-cell>
          <table:table-cell office:value-type="float" office:value="0.12554931640625">
            <text:p>0.1255493164</text:p>
          </table:table-cell>
          <table:table-cell office:value-type="float" office:value="2.858764648435">
            <text:p>2.8587646484</text:p>
          </table:table-cell>
          <table:table-cell office:value-type="float" office:value="2.72747802734125">
            <text:p>2.7274780273</text:p>
          </table:table-cell>
          <table:table-cell office:value-type="float" office:value="0.13128662109375">
            <text:p>0.1312866211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3.33020019531">
            <text:p>3.3302001953</text:p>
          </table:table-cell>
          <table:table-cell office:value-type="float" office:value="3.20037841796625">
            <text:p>3.200378418</text:p>
          </table:table-cell>
          <table:table-cell office:value-type="float" office:value="0.12982177734375">
            <text:p>0.1298217773</text:p>
          </table:table-cell>
          <table:table-cell office:value-type="float" office:value="2.81414794922">
            <text:p>2.8141479492</text:p>
          </table:table-cell>
          <table:table-cell office:value-type="float" office:value="2.6948852539075">
            <text:p>2.6948852539</text:p>
          </table:table-cell>
          <table:table-cell office:value-type="float" office:value="0.1192626953125">
            <text:p>0.1192626953</text:p>
          </table:table-cell>
          <table:table-cell office:value-type="float" office:value="2.8943481445325">
            <text:p>2.8943481445</text:p>
          </table:table-cell>
          <table:table-cell office:value-type="float" office:value="2.748474121095">
            <text:p>2.7484741211</text:p>
          </table:table-cell>
          <table:table-cell office:value-type="float" office:value="0.1458740234375">
            <text:p>0.145874023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.79931640625">
            <text:p>2.7993164063</text:p>
          </table:table-cell>
          <table:table-cell office:value-type="float" office:value="2.67596435546875">
            <text:p>2.6759643555</text:p>
          </table:table-cell>
          <table:table-cell office:value-type="float" office:value="0.12335205078125">
            <text:p>0.1233520508</text:p>
          </table:table-cell>
          <table:table-cell office:value-type="float" office:value="2.8001708984375">
            <text:p>2.8001708984</text:p>
          </table:table-cell>
          <table:table-cell office:value-type="float" office:value="2.67767333984375">
            <text:p>2.6776733398</text:p>
          </table:table-cell>
          <table:table-cell office:value-type="float" office:value="0.12249755859375">
            <text:p>0.1224975586</text:p>
          </table:table-cell>
          <table:table-cell office:value-type="float" office:value="2.86163330078">
            <text:p>2.8616333008</text:p>
          </table:table-cell>
          <table:table-cell office:value-type="float" office:value="2.70849609374875">
            <text:p>2.7084960937</text:p>
          </table:table-cell>
          <table:table-cell office:value-type="float" office:value="0.15313720703125">
            <text:p>0.153137207</text:p>
          </table:table-cell>
        </table:table-row>
        <table:table-row table:style-name="ro2">
          <table:table-cell table:style-name="ce6" office:value-type="string">
            <text:p>w9</text:p>
          </table:table-cell>
          <table:table-cell table:style-name="ce12" office:value-type="float" office:value="2.7963256835975">
            <text:p>2.7963256836</text:p>
          </table:table-cell>
          <table:table-cell table:style-name="ce15" office:value-type="float" office:value="2.67633056641">
            <text:p>2.6763305664</text:p>
          </table:table-cell>
          <table:table-cell table:style-name="ce20" office:value-type="float" office:value="0.1199951171875">
            <text:p>0.1199951172</text:p>
          </table:table-cell>
          <table:table-cell table:style-name="ce12" office:value-type="float" office:value="2.855346679685">
            <text:p>2.8553466797</text:p>
          </table:table-cell>
          <table:table-cell table:style-name="ce15" office:value-type="float" office:value="2.72131347656">
            <text:p>2.7213134766</text:p>
          </table:table-cell>
          <table:table-cell table:style-name="ce20" office:value-type="float" office:value="0.134033203125">
            <text:p>0.1340332031</text:p>
          </table:table-cell>
          <table:table-cell table:style-name="ce12" office:value-type="float" office:value="4.946228027345">
            <text:p>4.9462280273</text:p>
          </table:table-cell>
          <table:table-cell table:style-name="ce15" office:value-type="float" office:value="2.8105468750025">
            <text:p>2.810546875</text:p>
          </table:table-cell>
          <table:table-cell table:style-name="ce26" office:value-type="float" office:value="2.1356811523425">
            <text:p>2.1356811523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Default"/>
          <table:table-cell table:style-name="Default" table:formula="of:=AVERAGE([.B6:.B20])" office:value-type="float" office:value="3.27089843749867">
            <text:p>3.2708984375</text:p>
          </table:table-cell>
          <table:table-cell table:style-name="Default" table:formula="of:=AVERAGE([.C6:.C20])" office:value-type="float" office:value="3.03269042968608">
            <text:p>3.0326904297</text:p>
          </table:table-cell>
          <table:table-cell table:style-name="Default" table:formula="of:=AVERAGE([.D6:.D20])" office:value-type="float" office:value="0.238208007812583">
            <text:p>0.2382080078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2"/>
          <table:table-cell table:style-name="ce16" table:formula="of:=[.C22]/[.B22]" office:value-type="percentage" office:value="0.927173523616115">
            <text:p>92.72%</text:p>
          </table:table-cell>
          <table:table-cell table:style-name="ce16" table:formula="of:=[.D22]/[.B22]" office:value-type="percentage" office:value="0.0728264763838851">
            <text:p>7.28%</text:p>
          </table:table-cell>
          <table:table-cell table:style-name="Default"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J20" table:buttons="'Pivot Table_Sheet1_1'.A1 'Pivot Table_Sheet1_1'.A5 'Pivot Table_Sheet1_1'.B3 'Pivot Table_Sheet1_1'.C3" table:grand-total="none" table:drill-down-on-double-click="false">
          <table:source-cell-range table:cell-range-address="Sheet1.A1:Sheet1.G226">
            <table:filter table:condition-source-range-address="">
              <table:filter-condition table:field-number="2" table:value="1" table:operator="!="/>
            </table:filter>
          </table:source-cell-range>
          <table:data-pilot-field table:source-field-name="Level" table:orientation="column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ime" table:orientation="data" table:used-hierarchy="0" table:function="average">
            <table:data-pilot-level table:show-empty="false">
              <table:data-pilot-members>
                <table:data-pilot-member table:name="2.7419433594" table:display="true" table:show-details="true"/>
                <table:data-pilot-member table:name="2.74609375" table:display="true" table:show-details="true"/>
                <table:data-pilot-member table:name="2.7470703125" table:display="true" table:show-details="true"/>
                <table:data-pilot-member table:name="2.748046875" table:display="true" table:show-details="true"/>
                <table:data-pilot-member table:name="2.7548828125" table:display="true" table:show-details="true"/>
                <table:data-pilot-member table:name="2.7568359375" table:display="true" table:show-details="true"/>
                <table:data-pilot-member table:name="2.7570800781" table:display="true" table:show-details="true"/>
                <table:data-pilot-member table:name="2.7580566406" table:display="true" table:show-details="true"/>
                <table:data-pilot-member table:name="2.7590332031" table:display="true" table:show-details="true"/>
                <table:data-pilot-member table:name="2.7600097656" table:display="true" table:show-details="true"/>
                <table:data-pilot-member table:name="2.7612304688" table:display="true" table:show-details="true"/>
                <table:data-pilot-member table:name="2.7631835938" table:display="true" table:show-details="true"/>
                <table:data-pilot-member table:name="2.7639160156" table:display="true" table:show-details="true"/>
                <table:data-pilot-member table:name="2.7658691406" table:display="true" table:show-details="true"/>
                <table:data-pilot-member table:name="2.7690429688" table:display="true" table:show-details="true"/>
                <table:data-pilot-member table:name="2.7700195313" table:display="true" table:show-details="true"/>
                <table:data-pilot-member table:name="2.7702636719" table:display="true" table:show-details="true"/>
                <table:data-pilot-member table:name="2.7717285156" table:display="true" table:show-details="true"/>
                <table:data-pilot-member table:name="2.7719726563" table:display="true" table:show-details="true"/>
                <table:data-pilot-member table:name="2.7722167969" table:display="true" table:show-details="true"/>
                <table:data-pilot-member table:name="2.7731933594" table:display="true" table:show-details="true"/>
                <table:data-pilot-member table:name="2.7739257813" table:display="true" table:show-details="true"/>
                <table:data-pilot-member table:name="2.7749023438" table:display="true" table:show-details="true"/>
                <table:data-pilot-member table:name="2.7770996094" table:display="true" table:show-details="true"/>
                <table:data-pilot-member table:name="2.7790527344" table:display="true" table:show-details="true"/>
                <table:data-pilot-member table:name="2.7800292969" table:display="true" table:show-details="true"/>
                <table:data-pilot-member table:name="2.7817382813" table:display="true" table:show-details="true"/>
                <table:data-pilot-member table:name="2.7819824219" table:display="true" table:show-details="true"/>
                <table:data-pilot-member table:name="2.7822265625" table:display="true" table:show-details="true"/>
                <table:data-pilot-member table:name="2.7829589844" table:display="true" table:show-details="true"/>
                <table:data-pilot-member table:name="2.7849121094" table:display="true" table:show-details="true"/>
                <table:data-pilot-member table:name="2.7858886719" table:display="true" table:show-details="true"/>
                <table:data-pilot-member table:name="2.7868652344" table:display="true" table:show-details="true"/>
                <table:data-pilot-member table:name="2.787109375" table:display="true" table:show-details="true"/>
                <table:data-pilot-member table:name="2.7878417969" table:display="true" table:show-details="true"/>
                <table:data-pilot-member table:name="2.7880859375" table:display="true" table:show-details="true"/>
                <table:data-pilot-member table:name="2.7888183594" table:display="true" table:show-details="true"/>
                <table:data-pilot-member table:name="2.7890625" table:display="true" table:show-details="true"/>
                <table:data-pilot-member table:name="2.7900390625" table:display="true" table:show-details="true"/>
                <table:data-pilot-member table:name="2.7907714844" table:display="true" table:show-details="true"/>
                <table:data-pilot-member table:name="2.791015625" table:display="true" table:show-details="true"/>
                <table:data-pilot-member table:name="2.7927246094" table:display="true" table:show-details="true"/>
                <table:data-pilot-member table:name="2.7932128906" table:display="true" table:show-details="true"/>
                <table:data-pilot-member table:name="2.794921875" table:display="true" table:show-details="true"/>
                <table:data-pilot-member table:name="2.796875" table:display="true" table:show-details="true"/>
                <table:data-pilot-member table:name="2.7971191406" table:display="true" table:show-details="true"/>
                <table:data-pilot-member table:name="2.7978515625" table:display="true" table:show-details="true"/>
                <table:data-pilot-member table:name="2.7980957031" table:display="true" table:show-details="true"/>
                <table:data-pilot-member table:name="2.8000488281" table:display="true" table:show-details="true"/>
                <table:data-pilot-member table:name="2.8020019531" table:display="true" table:show-details="true"/>
                <table:data-pilot-member table:name="2.8039550781" table:display="true" table:show-details="true"/>
                <table:data-pilot-member table:name="2.8049316406" table:display="true" table:show-details="true"/>
                <table:data-pilot-member table:name="2.8059082031" table:display="true" table:show-details="true"/>
                <table:data-pilot-member table:name="2.8068847656" table:display="true" table:show-details="true"/>
                <table:data-pilot-member table:name="2.8100585938" table:display="true" table:show-details="true"/>
                <table:data-pilot-member table:name="2.8107910156" table:display="true" table:show-details="true"/>
                <table:data-pilot-member table:name="2.8120117188" table:display="true" table:show-details="true"/>
                <table:data-pilot-member table:name="2.8151855469" table:display="true" table:show-details="true"/>
                <table:data-pilot-member table:name="2.8178710938" table:display="true" table:show-details="true"/>
                <table:data-pilot-member table:name="2.8190917969" table:display="true" table:show-details="true"/>
                <table:data-pilot-member table:name="2.8200683594" table:display="true" table:show-details="true"/>
                <table:data-pilot-member table:name="2.8208007813" table:display="true" table:show-details="true"/>
                <table:data-pilot-member table:name="2.8229980469" table:display="true" table:show-details="true"/>
                <table:data-pilot-member table:name="2.8249511719" table:display="true" table:show-details="true"/>
                <table:data-pilot-member table:name="2.8291015625" table:display="true" table:show-details="true"/>
                <table:data-pilot-member table:name="2.8298339844" table:display="true" table:show-details="true"/>
                <table:data-pilot-member table:name="2.8317871094" table:display="true" table:show-details="true"/>
                <table:data-pilot-member table:name="2.833984375" table:display="true" table:show-details="true"/>
                <table:data-pilot-member table:name="2.8342285156" table:display="true" table:show-details="true"/>
                <table:data-pilot-member table:name="2.837890625" table:display="true" table:show-details="true"/>
                <table:data-pilot-member table:name="2.8388671875" table:display="true" table:show-details="true"/>
                <table:data-pilot-member table:name="2.8400878906" table:display="true" table:show-details="true"/>
                <table:data-pilot-member table:name="2.841796875" table:display="true" table:show-details="true"/>
                <table:data-pilot-member table:name="2.8422851563" table:display="true" table:show-details="true"/>
                <table:data-pilot-member table:name="2.8469238281" table:display="true" table:show-details="true"/>
                <table:data-pilot-member table:name="2.8510742188" table:display="true" table:show-details="true"/>
                <table:data-pilot-member table:name="2.8527832031" table:display="true" table:show-details="true"/>
                <table:data-pilot-member table:name="2.8530273438" table:display="true" table:show-details="true"/>
                <table:data-pilot-member table:name="2.8542480469" table:display="true" table:show-details="true"/>
                <table:data-pilot-member table:name="2.8559570313" table:display="true" table:show-details="true"/>
                <table:data-pilot-member table:name="2.8588867188" table:display="true" table:show-details="true"/>
                <table:data-pilot-member table:name="2.8601074219" table:display="true" table:show-details="true"/>
                <table:data-pilot-member table:name="2.8620605469" table:display="true" table:show-details="true"/>
                <table:data-pilot-member table:name="2.8640136719" table:display="true" table:show-details="true"/>
                <table:data-pilot-member table:name="2.8659667969" table:display="true" table:show-details="true"/>
                <table:data-pilot-member table:name="2.8728027344" table:display="true" table:show-details="true"/>
                <table:data-pilot-member table:name="2.873046875" table:display="true" table:show-details="true"/>
                <table:data-pilot-member table:name="2.8957519531" table:display="true" table:show-details="true"/>
                <table:data-pilot-member table:name="2.8959960938" table:display="true" table:show-details="true"/>
                <table:data-pilot-member table:name="2.8989257813" table:display="true" table:show-details="true"/>
                <table:data-pilot-member table:name="2.904296875" table:display="true" table:show-details="true"/>
                <table:data-pilot-member table:name="2.9140625" table:display="true" table:show-details="true"/>
                <table:data-pilot-member table:name="2.9152832031" table:display="true" table:show-details="true"/>
                <table:data-pilot-member table:name="2.9169921875" table:display="true" table:show-details="true"/>
                <table:data-pilot-member table:name="2.9240722656" table:display="true" table:show-details="true"/>
                <table:data-pilot-member table:name="2.9260253906" table:display="true" table:show-details="true"/>
                <table:data-pilot-member table:name="2.9279785156" table:display="true" table:show-details="true"/>
                <table:data-pilot-member table:name="2.9318847656" table:display="true" table:show-details="true"/>
                <table:data-pilot-member table:name="2.9399414063" table:display="true" table:show-details="true"/>
                <table:data-pilot-member table:name="2.9418945313" table:display="true" table:show-details="true"/>
                <table:data-pilot-member table:name="2.955078125" table:display="true" table:show-details="true"/>
                <table:data-pilot-member table:name="2.9577636719" table:display="true" table:show-details="true"/>
                <table:data-pilot-member table:name="2.9660644531" table:display="true" table:show-details="true"/>
                <table:data-pilot-member table:name="2.966796875" table:display="true" table:show-details="true"/>
                <table:data-pilot-member table:name="2.9699707031" table:display="true" table:show-details="true"/>
                <table:data-pilot-member table:name="2.9709472656" table:display="true" table:show-details="true"/>
                <table:data-pilot-member table:name="2.9763183594" table:display="true" table:show-details="true"/>
                <table:data-pilot-member table:name="2.9858398438" table:display="true" table:show-details="true"/>
                <table:data-pilot-member table:name="2.9890136719" table:display="true" table:show-details="true"/>
                <table:data-pilot-member table:name="2.9951171875" table:display="true" table:show-details="true"/>
                <table:data-pilot-member table:name="2.9958496094" table:display="true" table:show-details="true"/>
                <table:data-pilot-member table:name="2.9968261719" table:display="true" table:show-details="true"/>
                <table:data-pilot-member table:name="2.9973144531" table:display="true" table:show-details="true"/>
                <table:data-pilot-member table:name="3" table:display="true" table:show-details="true"/>
                <table:data-pilot-member table:name="3.0187988281" table:display="true" table:show-details="true"/>
                <table:data-pilot-member table:name="3.0290527344" table:display="true" table:show-details="true"/>
                <table:data-pilot-member table:name="3.0300292969" table:display="true" table:show-details="true"/>
                <table:data-pilot-member table:name="3.0341796875" table:display="true" table:show-details="true"/>
                <table:data-pilot-member table:name="3.0358886719" table:display="true" table:show-details="true"/>
                <table:data-pilot-member table:name="3.0400390625" table:display="true" table:show-details="true"/>
                <table:data-pilot-member table:name="3.046875" table:display="true" table:show-details="true"/>
                <table:data-pilot-member table:name="3.0480957031" table:display="true" table:show-details="true"/>
                <table:data-pilot-member table:name="3.0539550781" table:display="true" table:show-details="true"/>
                <table:data-pilot-member table:name="3.0600585938" table:display="true" table:show-details="true"/>
                <table:data-pilot-member table:name="3.0681152344" table:display="true" table:show-details="true"/>
                <table:data-pilot-member table:name="3.0751953125" table:display="true" table:show-details="true"/>
                <table:data-pilot-member table:name="3.0891113281" table:display="true" table:show-details="true"/>
                <table:data-pilot-member table:name="3.0920410156" table:display="true" table:show-details="true"/>
                <table:data-pilot-member table:name="3.0988769531" table:display="true" table:show-details="true"/>
                <table:data-pilot-member table:name="3.1228027344" table:display="true" table:show-details="true"/>
                <table:data-pilot-member table:name="3.1369628906" table:display="true" table:show-details="true"/>
                <table:data-pilot-member table:name="3.1376953125" table:display="true" table:show-details="true"/>
                <table:data-pilot-member table:name="3.1728515625" table:display="true" table:show-details="true"/>
                <table:data-pilot-member table:name="3.1982421875" table:display="true" table:show-details="true"/>
                <table:data-pilot-member table:name="3.2082519531" table:display="true" table:show-details="true"/>
                <table:data-pilot-member table:name="3.2419433594" table:display="true" table:show-details="true"/>
                <table:data-pilot-member table:name="3.2839355469" table:display="true" table:show-details="true"/>
                <table:data-pilot-member table:name="3.3840332031" table:display="true" table:show-details="true"/>
                <table:data-pilot-member table:name="3.5126953125" table:display="true" table:show-details="true"/>
                <table:data-pilot-member table:name="4.0212402344" table:display="true" table:show-details="true"/>
                <table:data-pilot-member table:name="4.5151367188" table:display="true" table:show-details="true"/>
                <table:data-pilot-member table:name="4.5268554688" table:display="true" table:show-details="true"/>
                <table:data-pilot-member table:name="5.5029296875" table:display="true" table:show-details="true"/>
                <table:data-pilot-member table:name="6.8010253906" table:display="true" table:show-details="true"/>
                <table:data-pilot-member table:name="7.3010253906" table:display="true" table:show-details="true"/>
                <table:data-pilot-member table:name="7.4260253906" table:display="true" table:show-details="true"/>
                <table:data-pilot-member table:name="7.5258789063" table:display="true" table:show-details="true"/>
                <table:data-pilot-member table:name="10.287109375" table:display="true" table:show-details="true"/>
                <table:data-pilot-member table:name="10.9560546875" table:display="true" table:show-details="true"/>
                <table:data-pilot-member table:name="11.6918945312" table:display="true" table:show-details="true"/>
                <table:data-pilot-member table:name="14.2758789062" table:display="true" table:show-details="true"/>
                <table:data-pilot-member table:name="27.6281738281" table:display="true" table:show-details="true"/>
                <table:data-pilot-member table:name="32.9780273438" table:display="true" table:show-details="true"/>
                <table:data-pilot-member table:name="33.00390625" table:display="true" table:show-details="true"/>
                <table:data-pilot-member table:name="34.3168945312" table:display="true" table:show-details="true"/>
                <table:data-pilot-member table:name="38.5207519531" table:display="true" table:show-details="true"/>
                <table:data-pilot-member table:name="41.7927246094" table:display="true" table:show-details="true"/>
                <table:data-pilot-member table:name="43.2209472656" table:display="true" table:show-details="true"/>
                <table:data-pilot-member table:name="47.4389648438" table:display="true" table:show-details="true"/>
                <table:data-pilot-member table:name="48.3371582031" table:display="true" table:show-details="true"/>
                <table:data-pilot-member table:name="48.8471679688" table:display="true" table:show-details="true"/>
                <table:data-pilot-member table:name="52.1789550781" table:display="true" table:show-details="true"/>
                <table:data-pilot-member table:name="52.4189453125" table:display="true" table:show-details="true"/>
                <table:data-pilot-member table:name="52.6408691406" table:display="true" table:show-details="true"/>
                <table:data-pilot-member table:name="53.6611328125" table:display="true" table:show-details="true"/>
                <table:data-pilot-member table:name="56.9641113281" table:display="true" table:show-details="true"/>
                <table:data-pilot-member table:name="60.580078125" table:display="true" table:show-details="true"/>
                <table:data-pilot-member table:name="62.2939453125" table:display="true" table:show-details="true"/>
                <table:data-pilot-member table:name="62.4006347656" table:display="true" table:show-details="true"/>
                <table:data-pilot-member table:name="63.3139648438" table:display="true" table:show-details="true"/>
                <table:data-pilot-member table:name="64.9260253906" table:display="true" table:show-details="true"/>
                <table:data-pilot-member table:name="67.4948730469" table:display="true" table:show-details="true"/>
                <table:data-pilot-member table:name="67.7409667969" table:display="true" table:show-details="true"/>
                <table:data-pilot-member table:name="74.3852539062" table:display="true" table:show-details="true"/>
                <table:data-pilot-member table:name="75.0810546875" table:display="true" table:show-details="true"/>
                <table:data-pilot-member table:name="75.6977539062" table:display="true" table:show-details="true"/>
                <table:data-pilot-member table:name="76.5988769531" table:display="true" table:show-details="true"/>
                <table:data-pilot-member table:name="77.6860351562" table:display="true" table:show-details="true"/>
                <table:data-pilot-member table:name="80.5" table:display="true" table:show-details="true"/>
                <table:data-pilot-member table:name="81.6091308594" table:display="true" table:show-details="true"/>
                <table:data-pilot-member table:name="83.5439453125" table:display="true" table:show-details="true"/>
                <table:data-pilot-member table:name="84.5729980469" table:display="true" table:show-details="true"/>
                <table:data-pilot-member table:name="90.0051269531" table:display="true" table:show-details="true"/>
                <table:data-pilot-member table:name="93.0070800781" table:display="true" table:show-details="true"/>
                <table:data-pilot-member table:name="98.123046875" table:display="true" table:show-details="true"/>
                <table:data-pilot-member table:name="100.7890625" table:display="true" table:show-details="true"/>
                <table:data-pilot-member table:name="106.170166016" table:display="true" table:show-details="true"/>
                <table:data-pilot-member table:name="108.405761719" table:display="true" table:show-details="true"/>
                <table:data-pilot-member table:name="108.615966797" table:display="true" table:show-details="true"/>
                <table:data-pilot-member table:name="121.476806641" table:display="true" table:show-details="true"/>
                <table:data-pilot-member table:name="231.194824219" table:display="true" table:show-details="true"/>
                <table:data-pilot-member table:name="247.305175781" table:display="true" table:show-details="true"/>
                <table:data-pilot-member table:name="289.635986328" table:display="true" table:show-details="true"/>
                <table:data-pilot-member table:name="358.58203125" table:display="true" table:show-details="true"/>
                <table:data-pilot-member table:name="1418.27099609" table:display="true" table:show-details="true"/>
                <table:data-pilot-member table:name="1652.693115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2.6179199219" table:display="true" table:show-details="true"/>
                <table:data-pilot-member table:name="2.6252441406" table:display="true" table:show-details="true"/>
                <table:data-pilot-member table:name="2.6271972656" table:display="true" table:show-details="true"/>
                <table:data-pilot-member table:name="2.6276855469" table:display="true" table:show-details="true"/>
                <table:data-pilot-member table:name="2.6350097656" table:display="true" table:show-details="true"/>
                <table:data-pilot-member table:name="2.6369628906" table:display="true" table:show-details="true"/>
                <table:data-pilot-member table:name="2.6379394531" table:display="true" table:show-details="true"/>
                <table:data-pilot-member table:name="2.6391601563" table:display="true" table:show-details="true"/>
                <table:data-pilot-member table:name="2.6401367187" table:display="true" table:show-details="true"/>
                <table:data-pilot-member table:name="2.6401367188" table:display="true" table:show-details="true"/>
                <table:data-pilot-member table:name="2.64111328" table:display="true" table:show-details="true"/>
                <table:data-pilot-member table:name="2.6411132813" table:display="true" table:show-details="true"/>
                <table:data-pilot-member table:name="2.6413574219" table:display="true" table:show-details="true"/>
                <table:data-pilot-member table:name="2.6420898438" table:display="true" table:show-details="true"/>
                <table:data-pilot-member table:name="2.6428222656" table:display="true" table:show-details="true"/>
                <table:data-pilot-member table:name="2.6430664063" table:display="true" table:show-details="true"/>
                <table:data-pilot-member table:name="2.6440429687" table:display="true" table:show-details="true"/>
                <table:data-pilot-member table:name="2.6459960937" table:display="true" table:show-details="true"/>
                <table:data-pilot-member table:name="2.6469726563" table:display="true" table:show-details="true"/>
                <table:data-pilot-member table:name="2.64794921" table:display="true" table:show-details="true"/>
                <table:data-pilot-member table:name="2.6479492188" table:display="true" table:show-details="true"/>
                <table:data-pilot-member table:name="2.6491699219" table:display="true" table:show-details="true"/>
                <table:data-pilot-member table:name="2.6496582031" table:display="true" table:show-details="true"/>
                <table:data-pilot-member table:name="2.6499023438" table:display="true" table:show-details="true"/>
                <table:data-pilot-member table:name="2.6501464844" table:display="true" table:show-details="true"/>
                <table:data-pilot-member table:name="2.6518554687" table:display="true" table:show-details="true"/>
                <table:data-pilot-member table:name="2.65234375" table:display="true" table:show-details="true"/>
                <table:data-pilot-member table:name="2.6528320312" table:display="true" table:show-details="true"/>
                <table:data-pilot-member table:name="2.6528320313" table:display="true" table:show-details="true"/>
                <table:data-pilot-member table:name="2.6540527343" table:display="true" table:show-details="true"/>
                <table:data-pilot-member table:name="2.6540527344" table:display="true" table:show-details="true"/>
                <table:data-pilot-member table:name="2.6550292969" table:display="true" table:show-details="true"/>
                <table:data-pilot-member table:name="2.6567382813" table:display="true" table:show-details="true"/>
                <table:data-pilot-member table:name="2.6569824219" table:display="true" table:show-details="true"/>
                <table:data-pilot-member table:name="2.6589355469" table:display="true" table:show-details="true"/>
                <table:data-pilot-member table:name="2.66015625" table:display="true" table:show-details="true"/>
                <table:data-pilot-member table:name="2.6608886719" table:display="true" table:show-details="true"/>
                <table:data-pilot-member table:name="2.6618652344" table:display="true" table:show-details="true"/>
                <table:data-pilot-member table:name="2.662109375" table:display="true" table:show-details="true"/>
                <table:data-pilot-member table:name="2.6630859375" table:display="true" table:show-details="true"/>
                <table:data-pilot-member table:name="2.6640625" table:display="true" table:show-details="true"/>
                <table:data-pilot-member table:name="2.6650390625" table:display="true" table:show-details="true"/>
                <table:data-pilot-member table:name="2.6657714844" table:display="true" table:show-details="true"/>
                <table:data-pilot-member table:name="2.666015625" table:display="true" table:show-details="true"/>
                <table:data-pilot-member table:name="2.6669921875" table:display="true" table:show-details="true"/>
                <table:data-pilot-member table:name="2.6672363281" table:display="true" table:show-details="true"/>
                <table:data-pilot-member table:name="2.66796875" table:display="true" table:show-details="true"/>
                <table:data-pilot-member table:name="2.6687011719" table:display="true" table:show-details="true"/>
                <table:data-pilot-member table:name="2.6689453125" table:display="true" table:show-details="true"/>
                <table:data-pilot-member table:name="2.6696777344" table:display="true" table:show-details="true"/>
                <table:data-pilot-member table:name="2.6711425781" table:display="true" table:show-details="true"/>
                <table:data-pilot-member table:name="2.671875" table:display="true" table:show-details="true"/>
                <table:data-pilot-member table:name="2.6721191406" table:display="true" table:show-details="true"/>
                <table:data-pilot-member table:name="2.6728515625" table:display="true" table:show-details="true"/>
                <table:data-pilot-member table:name="2.6733398437" table:display="true" table:show-details="true"/>
                <table:data-pilot-member table:name="2.6750488281" table:display="true" table:show-details="true"/>
                <table:data-pilot-member table:name="2.6760253906" table:display="true" table:show-details="true"/>
                <table:data-pilot-member table:name="2.6767578125" table:display="true" table:show-details="true"/>
                <table:data-pilot-member table:name="2.6770019531" table:display="true" table:show-details="true"/>
                <table:data-pilot-member table:name="2.6779785156" table:display="true" table:show-details="true"/>
                <table:data-pilot-member table:name="2.6782226562" table:display="true" table:show-details="true"/>
                <table:data-pilot-member table:name="2.6787109375" table:display="true" table:show-details="true"/>
                <table:data-pilot-member table:name="2.6789550781" table:display="true" table:show-details="true"/>
                <table:data-pilot-member table:name="2.6791992187" table:display="true" table:show-details="true"/>
                <table:data-pilot-member table:name="2.6809082031" table:display="true" table:show-details="true"/>
                <table:data-pilot-member table:name="2.6818847656" table:display="true" table:show-details="true"/>
                <table:data-pilot-member table:name="2.6828613281" table:display="true" table:show-details="true"/>
                <table:data-pilot-member table:name="2.6838378906" table:display="true" table:show-details="true"/>
                <table:data-pilot-member table:name="2.6867675781" table:display="true" table:show-details="true"/>
                <table:data-pilot-member table:name="2.6877441406" table:display="true" table:show-details="true"/>
                <table:data-pilot-member table:name="2.6887207031" table:display="true" table:show-details="true"/>
                <table:data-pilot-member table:name="2.6909179687" table:display="true" table:show-details="true"/>
                <table:data-pilot-member table:name="2.6911621094" table:display="true" table:show-details="true"/>
                <table:data-pilot-member table:name="2.691894531" table:display="true" table:show-details="true"/>
                <table:data-pilot-member table:name="2.6950683594" table:display="true" table:show-details="true"/>
                <table:data-pilot-member table:name="2.6960449219" table:display="true" table:show-details="true"/>
                <table:data-pilot-member table:name="2.6967773438" table:display="true" table:show-details="true"/>
                <table:data-pilot-member table:name="2.6970214844" table:display="true" table:show-details="true"/>
                <table:data-pilot-member table:name="2.6979980469" table:display="true" table:show-details="true"/>
                <table:data-pilot-member table:name="2.6989746094" table:display="true" table:show-details="true"/>
                <table:data-pilot-member table:name="2.69921875" table:display="true" table:show-details="true"/>
                <table:data-pilot-member table:name="2.6997070313" table:display="true" table:show-details="true"/>
                <table:data-pilot-member table:name="2.7001953126" table:display="true" table:show-details="true"/>
                <table:data-pilot-member table:name="2.701171875" table:display="true" table:show-details="true"/>
                <table:data-pilot-member table:name="2.7021484375" table:display="true" table:show-details="true"/>
                <table:data-pilot-member table:name="2.703125" table:display="true" table:show-details="true"/>
                <table:data-pilot-member table:name="2.7041015625" table:display="true" table:show-details="true"/>
                <table:data-pilot-member table:name="2.7087402344" table:display="true" table:show-details="true"/>
                <table:data-pilot-member table:name="2.7097167969" table:display="true" table:show-details="true"/>
                <table:data-pilot-member table:name="2.7099609376" table:display="true" table:show-details="true"/>
                <table:data-pilot-member table:name="2.7121582031" table:display="true" table:show-details="true"/>
                <table:data-pilot-member table:name="2.7138671875" table:display="true" table:show-details="true"/>
                <table:data-pilot-member table:name="2.7141113281" table:display="true" table:show-details="true"/>
                <table:data-pilot-member table:name="2.7170410156" table:display="true" table:show-details="true"/>
                <table:data-pilot-member table:name="2.7170410157" table:display="true" table:show-details="true"/>
                <table:data-pilot-member table:name="2.7177734375" table:display="true" table:show-details="true"/>
                <table:data-pilot-member table:name="2.7180175781" table:display="true" table:show-details="true"/>
                <table:data-pilot-member table:name="2.7197265625" table:display="true" table:show-details="true"/>
                <table:data-pilot-member table:name="2.7199707031" table:display="true" table:show-details="true"/>
                <table:data-pilot-member table:name="2.7209472656" table:display="true" table:show-details="true"/>
                <table:data-pilot-member table:name="2.7221679688" table:display="true" table:show-details="true"/>
                <table:data-pilot-member table:name="2.7238769531" table:display="true" table:show-details="true"/>
                <table:data-pilot-member table:name="2.7248535156" table:display="true" table:show-details="true"/>
                <table:data-pilot-member table:name="2.7250976563" table:display="true" table:show-details="true"/>
                <table:data-pilot-member table:name="2.7280273438" table:display="true" table:show-details="true"/>
                <table:data-pilot-member table:name="2.7302246094" table:display="true" table:show-details="true"/>
                <table:data-pilot-member table:name="2.7329101563" table:display="true" table:show-details="true"/>
                <table:data-pilot-member table:name="2.733154297" table:display="true" table:show-details="true"/>
                <table:data-pilot-member table:name="2.7348632813" table:display="true" table:show-details="true"/>
                <table:data-pilot-member table:name="2.7358398438" table:display="true" table:show-details="true"/>
                <table:data-pilot-member table:name="2.7380371094" table:display="true" table:show-details="true"/>
                <table:data-pilot-member table:name="2.7390136719" table:display="true" table:show-details="true"/>
                <table:data-pilot-member table:name="2.7399902344" table:display="true" table:show-details="true"/>
                <table:data-pilot-member table:name="2.7451171875" table:display="true" table:show-details="true"/>
                <table:data-pilot-member table:name="2.7551269531" table:display="true" table:show-details="true"/>
                <table:data-pilot-member table:name="2.7648925781" table:display="true" table:show-details="true"/>
                <table:data-pilot-member table:name="2.7668457031" table:display="true" table:show-details="true"/>
                <table:data-pilot-member table:name="2.7719726563" table:display="true" table:show-details="true"/>
                <table:data-pilot-member table:name="2.7722167969" table:display="true" table:show-details="true"/>
                <table:data-pilot-member table:name="2.7758789062" table:display="true" table:show-details="true"/>
                <table:data-pilot-member table:name="2.7768554688" table:display="true" table:show-details="true"/>
                <table:data-pilot-member table:name="2.779052734" table:display="true" table:show-details="true"/>
                <table:data-pilot-member table:name="2.7822265625" table:display="true" table:show-details="true"/>
                <table:data-pilot-member table:name="2.7878417969" table:display="true" table:show-details="true"/>
                <table:data-pilot-member table:name="2.7890625" table:display="true" table:show-details="true"/>
                <table:data-pilot-member table:name="2.7897949219" table:display="true" table:show-details="true"/>
                <table:data-pilot-member table:name="2.7900390625" table:display="true" table:show-details="true"/>
                <table:data-pilot-member table:name="2.793945313" table:display="true" table:show-details="true"/>
                <table:data-pilot-member table:name="2.7978515625" table:display="true" table:show-details="true"/>
                <table:data-pilot-member table:name="2.8010253906" table:display="true" table:show-details="true"/>
                <table:data-pilot-member table:name="2.8181152344" table:display="true" table:show-details="true"/>
                <table:data-pilot-member table:name="2.8188476562" table:display="true" table:show-details="true"/>
                <table:data-pilot-member table:name="2.8227539063" table:display="true" table:show-details="true"/>
                <table:data-pilot-member table:name="2.8239746094" table:display="true" table:show-details="true"/>
                <table:data-pilot-member table:name="2.8278808594" table:display="true" table:show-details="true"/>
                <table:data-pilot-member table:name="2.828125" table:display="true" table:show-details="true"/>
                <table:data-pilot-member table:name="2.8317871094" table:display="true" table:show-details="true"/>
                <table:data-pilot-member table:name="2.833984375" table:display="true" table:show-details="true"/>
                <table:data-pilot-member table:name="2.8371582031" table:display="true" table:show-details="true"/>
                <table:data-pilot-member table:name="2.8439941406" table:display="true" table:show-details="true"/>
                <table:data-pilot-member table:name="2.8500976563" table:display="true" table:show-details="true"/>
                <table:data-pilot-member table:name="2.8510742188" table:display="true" table:show-details="true"/>
                <table:data-pilot-member table:name="2.8549804688" table:display="true" table:show-details="true"/>
                <table:data-pilot-member table:name="2.8581542969" table:display="true" table:show-details="true"/>
                <table:data-pilot-member table:name="2.861083985" table:display="true" table:show-details="true"/>
                <table:data-pilot-member table:name="2.8627929688" table:display="true" table:show-details="true"/>
                <table:data-pilot-member table:name="2.8649902344" table:display="true" table:show-details="true"/>
                <table:data-pilot-member table:name="2.8669433594" table:display="true" table:show-details="true"/>
                <table:data-pilot-member table:name="2.873046875" table:display="true" table:show-details="true"/>
                <table:data-pilot-member table:name="2.8747558594" table:display="true" table:show-details="true"/>
                <table:data-pilot-member table:name="2.8857421875" table:display="true" table:show-details="true"/>
                <table:data-pilot-member table:name="2.8911132813" table:display="true" table:show-details="true"/>
                <table:data-pilot-member table:name="2.8930664063" table:display="true" table:show-details="true"/>
                <table:data-pilot-member table:name="2.8950195313" table:display="true" table:show-details="true"/>
                <table:data-pilot-member table:name="2.8979492188" table:display="true" table:show-details="true"/>
                <table:data-pilot-member table:name="2.9001464844" table:display="true" table:show-details="true"/>
                <table:data-pilot-member table:name="2.9011230469" table:display="true" table:show-details="true"/>
                <table:data-pilot-member table:name="2.9079589844" table:display="true" table:show-details="true"/>
                <table:data-pilot-member table:name="2.9140625" table:display="true" table:show-details="true"/>
                <table:data-pilot-member table:name="2.9169921875" table:display="true" table:show-details="true"/>
                <table:data-pilot-member table:name="2.9370117188" table:display="true" table:show-details="true"/>
                <table:data-pilot-member table:name="2.9438476562" table:display="true" table:show-details="true"/>
                <table:data-pilot-member table:name="2.9489746094" table:display="true" table:show-details="true"/>
                <table:data-pilot-member table:name="2.9689941407" table:display="true" table:show-details="true"/>
                <table:data-pilot-member table:name="2.9699707031" table:display="true" table:show-details="true"/>
                <table:data-pilot-member table:name="2.9738769531" table:display="true" table:show-details="true"/>
                <table:data-pilot-member table:name="2.9848632813" table:display="true" table:show-details="true"/>
                <table:data-pilot-member table:name="2.9899902344" table:display="true" table:show-details="true"/>
                <table:data-pilot-member table:name="2.9948730469" table:display="true" table:show-details="true"/>
                <table:data-pilot-member table:name="3.0278320313" table:display="true" table:show-details="true"/>
                <table:data-pilot-member table:name="3.0388183594" table:display="true" table:show-details="true"/>
                <table:data-pilot-member table:name="3.0541992188" table:display="true" table:show-details="true"/>
                <table:data-pilot-member table:name="3.0551757812" table:display="true" table:show-details="true"/>
                <table:data-pilot-member table:name="3.0979003906" table:display="true" table:show-details="true"/>
                <table:data-pilot-member table:name="3.1630859375" table:display="true" table:show-details="true"/>
                <table:data-pilot-member table:name="3.2392578126" table:display="true" table:show-details="true"/>
                <table:data-pilot-member table:name="3.2580566406" table:display="true" table:show-details="true"/>
                <table:data-pilot-member table:name="3.3896484375" table:display="true" table:show-details="true"/>
                <table:data-pilot-member table:name="3.6262207031" table:display="true" table:show-details="true"/>
                <table:data-pilot-member table:name="3.8891601563" table:display="true" table:show-details="true"/>
                <table:data-pilot-member table:name="4.3908691406" table:display="true" table:show-details="true"/>
                <table:data-pilot-member table:name="4.3937988281" table:display="true" table:show-details="true"/>
                <table:data-pilot-member table:name="5.3251953125" table:display="true" table:show-details="true"/>
                <table:data-pilot-member table:name="6.5971679687" table:display="true" table:show-details="true"/>
                <table:data-pilot-member table:name="7.1650390625" table:display="true" table:show-details="true"/>
                <table:data-pilot-member table:name="7.2998046875" table:display="true" table:show-details="true"/>
                <table:data-pilot-member table:name="7.3901367188" table:display="true" table:show-details="true"/>
                <table:data-pilot-member table:name="11.5378417968" table:display="true" table:show-details="true"/>
                <table:data-pilot-member table:name="13.5500488281" table:display="true" table:show-details="true"/>
                <table:data-pilot-member table:name="14.1437988281" table:display="true" table:show-details="true"/>
                <table:data-pilot-member table:name="242.19213867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riteTime" table:orientation="data" table:used-hierarchy="0" table:function="average">
            <table:data-pilot-level table:show-empty="false">
              <table:data-pilot-members>
                <table:data-pilot-member table:name="0.1159667969" table:display="true" table:show-details="true"/>
                <table:data-pilot-member table:name="0.1169433594" table:display="true" table:show-details="true"/>
                <table:data-pilot-member table:name="0.1179199219" table:display="true" table:show-details="true"/>
                <table:data-pilot-member table:name="0.1181640625" table:display="true" table:show-details="true"/>
                <table:data-pilot-member table:name="0.1188964844" table:display="true" table:show-details="true"/>
                <table:data-pilot-member table:name="0.119140625" table:display="true" table:show-details="true"/>
                <table:data-pilot-member table:name="0.1198730469" table:display="true" table:show-details="true"/>
                <table:data-pilot-member table:name="0.1201171875" table:display="true" table:show-details="true"/>
                <table:data-pilot-member table:name="0.1203613281" table:display="true" table:show-details="true"/>
                <table:data-pilot-member table:name="0.1208496094" table:display="true" table:show-details="true"/>
                <table:data-pilot-member table:name="0.12109375" table:display="true" table:show-details="true"/>
                <table:data-pilot-member table:name="0.1213378906" table:display="true" table:show-details="true"/>
                <table:data-pilot-member table:name="0.1218261719" table:display="true" table:show-details="true"/>
                <table:data-pilot-member table:name="0.1220703125" table:display="true" table:show-details="true"/>
                <table:data-pilot-member table:name="0.1228027344" table:display="true" table:show-details="true"/>
                <table:data-pilot-member table:name="0.123046875" table:display="true" table:show-details="true"/>
                <table:data-pilot-member table:name="0.1237792969" table:display="true" table:show-details="true"/>
                <table:data-pilot-member table:name="0.1240234375" table:display="true" table:show-details="true"/>
                <table:data-pilot-member table:name="0.125" table:display="true" table:show-details="true"/>
                <table:data-pilot-member table:name="0.1252441406" table:display="true" table:show-details="true"/>
                <table:data-pilot-member table:name="0.1259765625" table:display="true" table:show-details="true"/>
                <table:data-pilot-member table:name="0.1262207031" table:display="true" table:show-details="true"/>
                <table:data-pilot-member table:name="0.1267089844" table:display="true" table:show-details="true"/>
                <table:data-pilot-member table:name="0.126953125" table:display="true" table:show-details="true"/>
                <table:data-pilot-member table:name="0.1271972656" table:display="true" table:show-details="true"/>
                <table:data-pilot-member table:name="0.1279296875" table:display="true" table:show-details="true"/>
                <table:data-pilot-member table:name="0.1281738281" table:display="true" table:show-details="true"/>
                <table:data-pilot-member table:name="0.12890625" table:display="true" table:show-details="true"/>
                <table:data-pilot-member table:name="0.1291503906" table:display="true" table:show-details="true"/>
                <table:data-pilot-member table:name="0.1298828125" table:display="true" table:show-details="true"/>
                <table:data-pilot-member table:name="0.1303710938" table:display="true" table:show-details="true"/>
                <table:data-pilot-member table:name="0.130859375" table:display="true" table:show-details="true"/>
                <table:data-pilot-member table:name="0.1311035156" table:display="true" table:show-details="true"/>
                <table:data-pilot-member table:name="0.1320800781" table:display="true" table:show-details="true"/>
                <table:data-pilot-member table:name="0.1328125" table:display="true" table:show-details="true"/>
                <table:data-pilot-member table:name="0.1330566406" table:display="true" table:show-details="true"/>
                <table:data-pilot-member table:name="0.134765625" table:display="true" table:show-details="true"/>
                <table:data-pilot-member table:name="0.1350097656" table:display="true" table:show-details="true"/>
                <table:data-pilot-member table:name="0.1357421875" table:display="true" table:show-details="true"/>
                <table:data-pilot-member table:name="0.1359863281" table:display="true" table:show-details="true"/>
                <table:data-pilot-member table:name="0.1362304688" table:display="true" table:show-details="true"/>
                <table:data-pilot-member table:name="0.1369628906" table:display="true" table:show-details="true"/>
                <table:data-pilot-member table:name="0.1372070313" table:display="true" table:show-details="true"/>
                <table:data-pilot-member table:name="0.1379394531" table:display="true" table:show-details="true"/>
                <table:data-pilot-member table:name="0.1389160156" table:display="true" table:show-details="true"/>
                <table:data-pilot-member table:name="0.1391601563" table:display="true" table:show-details="true"/>
                <table:data-pilot-member table:name="0.1398925781" table:display="true" table:show-details="true"/>
                <table:data-pilot-member table:name="0.1401367188" table:display="true" table:show-details="true"/>
                <table:data-pilot-member table:name="0.1418457031" table:display="true" table:show-details="true"/>
                <table:data-pilot-member table:name="0.1420898438" table:display="true" table:show-details="true"/>
                <table:data-pilot-member table:name="0.1430664063" table:display="true" table:show-details="true"/>
                <table:data-pilot-member table:name="0.1440429688" table:display="true" table:show-details="true"/>
                <table:data-pilot-member table:name="0.1447753906" table:display="true" table:show-details="true"/>
                <table:data-pilot-member table:name="0.1450195313" table:display="true" table:show-details="true"/>
                <table:data-pilot-member table:name="0.1457519531" table:display="true" table:show-details="true"/>
                <table:data-pilot-member table:name="0.1469726563" table:display="true" table:show-details="true"/>
                <table:data-pilot-member table:name="0.1477050781" table:display="true" table:show-details="true"/>
                <table:data-pilot-member table:name="0.1479492188" table:display="true" table:show-details="true"/>
                <table:data-pilot-member table:name="0.1481933594" table:display="true" table:show-details="true"/>
                <table:data-pilot-member table:name="0.1489257813" table:display="true" table:show-details="true"/>
                <table:data-pilot-member table:name="0.1499023438" table:display="true" table:show-details="true"/>
                <table:data-pilot-member table:name="0.1511230469" table:display="true" table:show-details="true"/>
                <table:data-pilot-member table:name="0.1528320313" table:display="true" table:show-details="true"/>
                <table:data-pilot-member table:name="0.1530761719" table:display="true" table:show-details="true"/>
                <table:data-pilot-member table:name="0.1540527344" table:display="true" table:show-details="true"/>
                <table:data-pilot-member table:name="0.158203125" table:display="true" table:show-details="true"/>
                <table:data-pilot-member table:name="0.1608886719" table:display="true" table:show-details="true"/>
                <table:data-pilot-member table:name="0.1638183594" table:display="true" table:show-details="true"/>
                <table:data-pilot-member table:name="0.1708984375" table:display="true" table:show-details="true"/>
                <table:data-pilot-member table:name="0.1740722656" table:display="true" table:show-details="true"/>
                <table:data-pilot-member table:name="0.1760253906" table:display="true" table:show-details="true"/>
                <table:data-pilot-member table:name="0.177734375" table:display="true" table:show-details="true"/>
                <table:data-pilot-member table:name="0.1999511719" table:display="true" table:show-details="true"/>
                <table:data-pilot-member table:name="0.2038574219" table:display="true" table:show-details="true"/>
                <table:data-pilot-member table:name="0.2082519531" table:display="true" table:show-details="true"/>
                <table:data-pilot-member table:name="6.6608886719" table:display="true" table:show-details="true"/>
                <table:data-pilot-member table:name="8.1379394531" table:display="true" table:show-details="true"/>
                <table:data-pilot-member table:name="24.9680175781" table:display="true" table:show-details="true"/>
                <table:data-pilot-member table:name="30.2778320312" table:display="true" table:show-details="true"/>
                <table:data-pilot-member table:name="30.3381347656" table:display="true" table:show-details="true"/>
                <table:data-pilot-member table:name="31.6628417969" table:display="true" table:show-details="true"/>
                <table:data-pilot-member table:name="35.6350097656" table:display="true" table:show-details="true"/>
                <table:data-pilot-member table:name="38.75390625" table:display="true" table:show-details="true"/>
                <table:data-pilot-member table:name="40.4560546875" table:display="true" table:show-details="true"/>
                <table:data-pilot-member table:name="44.7290039062" table:display="true" table:show-details="true"/>
                <table:data-pilot-member table:name="45.6079101562" table:display="true" table:show-details="true"/>
                <table:data-pilot-member table:name="45.6359863281" table:display="true" table:show-details="true"/>
                <table:data-pilot-member table:name="47.4438476562" table:display="true" table:show-details="true"/>
                <table:data-pilot-member table:name="49.1840820312" table:display="true" table:show-details="true"/>
                <table:data-pilot-member table:name="49.7019042969" table:display="true" table:show-details="true"/>
                <table:data-pilot-member table:name="49.9599609375" table:display="true" table:show-details="true"/>
                <table:data-pilot-member table:name="50.95703125" table:display="true" table:show-details="true"/>
                <table:data-pilot-member table:name="54.1301269531" table:display="true" table:show-details="true"/>
                <table:data-pilot-member table:name="57.9018554688" table:display="true" table:show-details="true"/>
                <table:data-pilot-member table:name="59.6369628906" table:display="true" table:show-details="true"/>
                <table:data-pilot-member table:name="59.7487792969" table:display="true" table:show-details="true"/>
                <table:data-pilot-member table:name="60.4489746094" table:display="true" table:show-details="true"/>
                <table:data-pilot-member table:name="62.2238769531" table:display="true" table:show-details="true"/>
                <table:data-pilot-member table:name="64.7778320312" table:display="true" table:show-details="true"/>
                <table:data-pilot-member table:name="65.0859375" table:display="true" table:show-details="true"/>
                <table:data-pilot-member table:name="71.7092285156" table:display="true" table:show-details="true"/>
                <table:data-pilot-member table:name="72.3859863281" table:display="true" table:show-details="true"/>
                <table:data-pilot-member table:name="72.9309082031" table:display="true" table:show-details="true"/>
                <table:data-pilot-member table:name="73.916015625" table:display="true" table:show-details="true"/>
                <table:data-pilot-member table:name="75.0219726562" table:display="true" table:show-details="true"/>
                <table:data-pilot-member table:name="77.83203125" table:display="true" table:show-details="true"/>
                <table:data-pilot-member table:name="78.9370117188" table:display="true" table:show-details="true"/>
                <table:data-pilot-member table:name="80.876953125" table:display="true" table:show-details="true"/>
                <table:data-pilot-member table:name="81.6040039062" table:display="true" table:show-details="true"/>
                <table:data-pilot-member table:name="87.2390136719" table:display="true" table:show-details="true"/>
                <table:data-pilot-member table:name="87.29296875" table:display="true" table:show-details="true"/>
                <table:data-pilot-member table:name="90.3430175781" table:display="true" table:show-details="true"/>
                <table:data-pilot-member table:name="95.423828125" table:display="true" table:show-details="true"/>
                <table:data-pilot-member table:name="103.504150391" table:display="true" table:show-details="true"/>
                <table:data-pilot-member table:name="105.544677734" table:display="true" table:show-details="true"/>
                <table:data-pilot-member table:name="105.8828125" table:display="true" table:show-details="true"/>
                <table:data-pilot-member table:name="118.682861328" table:display="true" table:show-details="true"/>
                <table:data-pilot-member table:name="228.530761719" table:display="true" table:show-details="true"/>
                <table:data-pilot-member table:name="244.61328125" table:display="true" table:show-details="true"/>
                <table:data-pilot-member table:name="355.802978516" table:display="true" table:show-details="true"/>
                <table:data-pilot-member table:name="1415.62304688" table:display="true" table:show-details="true"/>
                <table:data-pilot-member table:name="1650.0520019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3-02-06T14:11:53</meta:creation-date>
    <dc:date>2013-02-06T16:04:51</dc:date>
    <dc:creator>Phiri </dc:creator>
    <meta:editing-duration>PT7M47S</meta:editing-duration>
    <meta:editing-cycles>1</meta:editing-cycles>
    <meta:document-statistic meta:table-count="4" meta:cell-count="1753" meta:object-count="0"/>
    <meta:generator>LibreOffice/3.5$Linux_x86 LibreOffice_project/350m1$Build-2</meta:generator>
  </office:meta>
</office:document-meta>
</file>